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24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909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100"/>
    <style:style style:name="ce2" style:family="table-cell" style:parent-style-name="Default" style:data-style-name="N81"/>
    <style:style style:name="ce5" style:family="table-cell" style:parent-style-name="Default" style:data-style-name="N0"/>
    <style:style style:name="ce8" style:family="table-cell" style:parent-style-name="Default">
      <style:text-properties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9" style:family="table-cell" style:parent-style-name="Default"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0000ff" style:font-name="Cascadia Mono" fo:font-size="9.5pt" style:font-name-asian="Cascadia Mono" style:font-name-complex="Cascadia Mono" style:font-size-asian="9.5pt" style:font-size-complex="9.5pt"/>
    </style:style>
    <style:style style:name="T4" style:family="text">
      <style:text-properties style:font-name="Cascadia Mono" fo:font-size="9.5pt" style:font-name-asian="Cascadia Mono" style:font-name-complex="Cascadia Mono" style:font-size-asian="9.5pt" style:font-size-complex="9.5pt" fo:color="#000000"/>
    </style:style>
    <style:style style:name="T5" style:family="text">
      <style:text-properties style:font-name="Cascadia Mono" fo:font-size="9.5pt" style:font-name-asian="Cascadia Mono" style:font-name-complex="Cascadia Mono" style:font-size-asian="9.5pt" style:font-size-complex="9.5pt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Quantization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 Index</text:p>
          </table:table-cell>
          <table:table-cell office:value-type="string" calcext:value-type="string">
            <text:p>Y min</text:p>
          </table:table-cell>
          <table:table-cell office:value-type="string" calcext:value-type="string">
            <text:p>Y max</text:p>
          </table:table-cell>
          <table:table-cell office:value-type="string" calcext:value-type="string">
            <text:p>Y range</text:p>
          </table:table-cell>
          <table:table-cell office:value-type="string" calcext:value-type="string">
            <text:p>Y mean</text:p>
          </table:table-cell>
          <table:table-cell office:value-type="string" calcext:value-type="string">
            <text:p>Y variance</text:p>
          </table:table-cell>
          <table:table-cell office:value-type="string" calcext:value-type="string">
            <text:p>Y std dev</text:p>
          </table:table-cell>
          <table:table-cell office:value-type="string" calcext:value-type="string">
            <text:p>Y decay</text:p>
          </table:table-cell>
          <table:table-cell office:value-type="string" calcext:value-type="string">
            <text:p>Y base</text:p>
          </table:table-cell>
          <table:table-cell office:value-type="string" calcext:value-type="string">
            <text:p>Y bit allocation</text:p>
          </table:table-cell>
          <table:table-cell office:value-type="string" calcext:value-type="string">
            <text:p>Scaled variance</text:p>
          </table:table-cell>
          <table:table-cell office:value-type="string" calcext:value-type="string">
            <text:p>Allocate next</text:p>
          </table:table-cell>
          <table:table-cell office:value-type="string" calcext:value-type="string">
            <text:p>Quant</text:p>
          </table:table-cell>
          <table:table-cell table:style-name="ce8" office:value-type="string" calcext:value-type="string">
            <text:p><text:span text:style-name="T1">static</text:span><text:span text:style-name="T2"> </text:span><text:span text:style-name="T1">double</text:span><text:span text:style-name="T2"> s_quantY[32] = {</text:span></text:p>
          </table:table-cell>
          <table:table-cell/>
          <table:table-cell office:value-type="string" calcext:value-type="string">
            <text:p>2bpp Y bit allocation</text:p>
          </table:table-cell>
          <table:table-cell office:value-type="string" calcext:value-type="string">
            <text:p>3bpp Y bit allocation</text:p>
          </table:table-cell>
          <table:table-cell office:value-type="string" calcext:value-type="string">
            <text:p>3.5bpp Y bit allocation</text:p>
          </table:table-cell>
          <table:table-cell office:value-type="string" calcext:value-type="string">
            <text:p>3.75bpp Y bit allocation</text:p>
          </table:table-cell>
          <table:table-cell office:value-type="string" calcext:value-type="string">
            <text:p>4bpp Y bit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080" calcext:value-type="float">
            <text:p>4080</text:p>
          </table:table-cell>
          <table:table-cell office:value-type="float" office:value="4079" calcext:value-type="float">
            <text:p>4079</text:p>
          </table:table-cell>
          <table:table-cell office:value-type="float" office:value="2257.25669733497" calcext:value-type="float">
            <text:p>2257.25669733497</text:p>
          </table:table-cell>
          <table:table-cell office:value-type="float" office:value="1449455.61399403" calcext:value-type="float">
            <text:p>1449455.61399403</text:p>
          </table:table-cell>
          <table:table-cell office:value-type="float" office:value="1203.93339267338" calcext:value-type="float">
            <text:p>1203.93339267338</text:p>
          </table:table-cell>
          <table:table-cell table:number-matrix-columns-spanned="2" table:number-matrix-rows-spanned="1" table:formula="of:=LOGEST([.D2:.D33];[.A2:.A33])" office:value-type="float" office:value="0.902045039488061" calcext:value-type="float">
            <text:p>0.902045039488061</text:p>
          </table:table-cell>
          <table:table-cell office:value-type="float" office:value="1047.97249028472" calcext:value-type="float">
            <text:p>1047.97249028472</text:p>
          </table:table-cell>
          <table:table-cell office:value-type="float" office:value="19" calcext:value-type="float">
            <text:p>19</text:p>
          </table:table-cell>
          <table:table-cell table:formula="of:=[.F2]*POWER(0.5;[.J2])" office:value-type="float" office:value="2.76461718367391" calcext:value-type="float">
            <text:p>2.76461718367391</text:p>
          </table:table-cell>
          <table:table-cell table:style-name="ce5" table:formula="of:=IF([.K2]=MAX([.K$2:.K$33];[.K$37:.K$68];[.K$72:.K$103]);&quot;INC&quot;;&quot;&quot;)">
            <text:p/>
          </table:table-cell>
          <table:table-cell table:formula="of:=MAX(255*8*POWER([.$H$2];[.A2])*POWER(0.5;[.J2]);8)" office:value-type="float" office:value="8" calcext:value-type="float">
            <text:p>8</text:p>
          </table:table-cell>
          <table:table-cell table:formula="of:=COM.MICROSOFT.CONCAT(TEXT(CEILING([.M2];1);&quot;0&quot;);&quot;,&quot;)" office:value-type="string" office:string-value="8," calcext:value-type="string">
            <text:p>8,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963" calcext:value-type="float">
            <text:p>1963</text:p>
          </table:table-cell>
          <table:table-cell office:value-type="float" office:value="1962" calcext:value-type="float">
            <text:p>1962</text:p>
          </table:table-cell>
          <table:table-cell office:value-type="float" office:value="125.483734358365" calcext:value-type="float">
            <text:p>125.483734358365</text:p>
          </table:table-cell>
          <table:table-cell office:value-type="float" office:value="30867.8722232759" calcext:value-type="float">
            <text:p>30867.8722232759</text:p>
          </table:table-cell>
          <table:table-cell office:value-type="float" office:value="175.692550278251" calcext:value-type="float">
            <text:p>175.69255027825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]*POWER(0.5;[.J3])" office:value-type="float" office:value="3.76805080850536" calcext:value-type="float">
            <text:p>3.76805080850536</text:p>
          </table:table-cell>
          <table:table-cell table:style-name="ce5" table:formula="of:=IF([.K3]=MAX([.K$2:.K$33];[.K$37:.K$68];[.K$72:.K$103]);&quot;INC&quot;;&quot;&quot;)">
            <text:p/>
          </table:table-cell>
          <table:table-cell table:formula="of:=MAX(255*8*POWER([.$H$2];[.A3])*POWER(0.5;[.J3]);1)" office:value-type="float" office:value="1" calcext:value-type="float">
            <text:p>1</text:p>
          </table:table-cell>
          <table:table-cell table:formula="of:=COM.MICROSOFT.CONCAT(TEXT(CEILING([.M3];1);&quot;0&quot;);&quot;,&quot;)" office:value-type="string" office:string-value="1," calcext:value-type="string">
            <text:p>1,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1216" calcext:value-type="float">
            <text:p>1216</text:p>
          </table:table-cell>
          <table:table-cell office:value-type="float" office:value="53.6328051575194" calcext:value-type="float">
            <text:p>53.6328051575194</text:p>
          </table:table-cell>
          <table:table-cell office:value-type="float" office:value="4879.76236869648" calcext:value-type="float">
            <text:p>4879.76236869648</text:p>
          </table:table-cell>
          <table:table-cell office:value-type="float" office:value="69.8552959244786" calcext:value-type="float">
            <text:p>69.855295924478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4]*POWER(0.5;[.J4])" office:value-type="float" office:value="2.38269646909008" calcext:value-type="float">
            <text:p>2.38269646909008</text:p>
          </table:table-cell>
          <table:table-cell table:style-name="ce5" table:formula="of:=IF([.K4]=MAX([.K$2:.K$33];[.K$37:.K$68];[.K$72:.K$103]);&quot;INC&quot;;&quot;&quot;)">
            <text:p/>
          </table:table-cell>
          <table:table-cell table:formula="of:=MAX(255*8*POWER([.$H$2];[.A4])*POWER(0.5;[.J4]);1)" office:value-type="float" office:value="1" calcext:value-type="float">
            <text:p>1</text:p>
          </table:table-cell>
          <table:table-cell table:formula="of:=COM.MICROSOFT.CONCAT(TEXT(CEILING([.M4];1);&quot;0&quot;);&quot;,&quot;)" office:value-type="string" office:string-value="1," calcext:value-type="string">
            <text:p>1,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823" calcext:value-type="float">
            <text:p>823</text:p>
          </table:table-cell>
          <table:table-cell office:value-type="float" office:value="37.2848009256916" calcext:value-type="float">
            <text:p>37.2848009256916</text:p>
          </table:table-cell>
          <table:table-cell office:value-type="float" office:value="2065.81004100418" calcext:value-type="float">
            <text:p>2065.81004100418</text:p>
          </table:table-cell>
          <table:table-cell office:value-type="float" office:value="45.4511830539556" calcext:value-type="float">
            <text:p>45.4511830539556</text:p>
          </table:table-cell>
          <table:table-cell office:value-type="string" calcext:value-type="string">
            <text:p>Y bpp</text:p>
          </table:table-cell>
          <table:table-cell office:value-type="string" calcext:value-type="string">
            <text:p>Total bpp</text:p>
          </table:table-cell>
          <table:table-cell office:value-type="float" office:value="9" calcext:value-type="float">
            <text:p>9</text:p>
          </table:table-cell>
          <table:table-cell table:formula="of:=[.F5]*POWER(0.5;[.J5])" office:value-type="float" office:value="4.0347852363363" calcext:value-type="float">
            <text:p>4.0347852363363</text:p>
          </table:table-cell>
          <table:table-cell table:style-name="ce5" table:formula="of:=IF([.K5]=MAX([.K$2:.K$33];[.K$37:.K$68];[.K$72:.K$103]);&quot;INC&quot;;&quot;&quot;)">
            <text:p/>
          </table:table-cell>
          <table:table-cell table:formula="of:=MAX(255*8*POWER([.$H$2];[.A5])*POWER(0.5;[.J5]);1)" office:value-type="float" office:value="2.92445453648649" calcext:value-type="float">
            <text:p>2.92445453648649</text:p>
          </table:table-cell>
          <table:table-cell table:formula="of:=COM.MICROSOFT.CONCAT(TEXT(CEILING([.M5];1);&quot;0&quot;);&quot;,&quot;)" office:value-type="string" office:string-value="3," calcext:value-type="string">
            <text:p>3,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29.1369867292105" calcext:value-type="float">
            <text:p>29.1369867292105</text:p>
          </table:table-cell>
          <table:table-cell office:value-type="float" office:value="1177.78544096912" calcext:value-type="float">
            <text:p>1177.78544096912</text:p>
          </table:table-cell>
          <table:table-cell office:value-type="float" office:value="34.3188787836829" calcext:value-type="float">
            <text:p>34.3188787836829</text:p>
          </table:table-cell>
          <table:table-cell table:formula="of:=SUM([.J2:.J33])/64" office:value-type="float" office:value="2.703125" calcext:value-type="float">
            <text:p>2.703125</text:p>
          </table:table-cell>
          <table:table-cell table:formula="of:=(SUM([.J2:.J33])+SUM([.J37:.J68])+SUM([.J72:.J103]))/6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6]*POWER(0.5;[.J6])" office:value-type="float" office:value="2.30036218939281" calcext:value-type="float">
            <text:p>2.30036218939281</text:p>
          </table:table-cell>
          <table:table-cell table:style-name="ce5" table:formula="of:=IF([.K6]=MAX([.K$2:.K$33];[.K$37:.K$68];[.K$72:.K$103]);&quot;INC&quot;;&quot;&quot;)">
            <text:p/>
          </table:table-cell>
          <table:table-cell table:formula="of:=MAX(255*8*POWER([.$H$2];[.A6])*POWER(0.5;[.J6]);1)" office:value-type="float" office:value="2.637989707846" calcext:value-type="float">
            <text:p>2.637989707846</text:p>
          </table:table-cell>
          <table:table-cell table:formula="of:=COM.MICROSOFT.CONCAT(TEXT(CEILING([.M6];1);&quot;0&quot;);&quot;,&quot;)" office:value-type="string" office:string-value="3," calcext:value-type="string">
            <text:p>3,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24.0526701748486" calcext:value-type="float">
            <text:p>24.0526701748486</text:p>
          </table:table-cell>
          <table:table-cell office:value-type="float" office:value="754.545827240537" calcext:value-type="float">
            <text:p>754.545827240537</text:p>
          </table:table-cell>
          <table:table-cell office:value-type="float" office:value="27.4689975652651" calcext:value-type="float">
            <text:p>27.46899756526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7]*POWER(0.5;[.J7])" office:value-type="float" office:value="2.94744463765835" calcext:value-type="float">
            <text:p>2.94744463765835</text:p>
          </table:table-cell>
          <table:table-cell table:style-name="ce5" table:formula="of:=IF([.K7]=MAX([.K$2:.K$33];[.K$37:.K$68];[.K$72:.K$103]);&quot;INC&quot;;&quot;&quot;)">
            <text:p/>
          </table:table-cell>
          <table:table-cell table:formula="of:=MAX(255*8*POWER([.$H$2];[.A7])*POWER(0.5;[.J7]);1)" office:value-type="float" office:value="4.75917106036608" calcext:value-type="float">
            <text:p>4.75917106036608</text:p>
          </table:table-cell>
          <table:table-cell table:formula="of:=COM.MICROSOFT.CONCAT(TEXT(CEILING([.M7];1);&quot;0&quot;);&quot;,&quot;)" office:value-type="string" office:string-value="5," calcext:value-type="string">
            <text:p>5,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20.5086960544308" calcext:value-type="float">
            <text:p>20.5086960544308</text:p>
          </table:table-cell>
          <table:table-cell office:value-type="float" office:value="519.229145237154" calcext:value-type="float">
            <text:p>519.229145237154</text:p>
          </table:table-cell>
          <table:table-cell office:value-type="float" office:value="22.7866001245722" calcext:value-type="float">
            <text:p>22.78660012457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8]*POWER(0.5;[.J8])" office:value-type="float" office:value="4.05647769716526" calcext:value-type="float">
            <text:p>4.05647769716526</text:p>
          </table:table-cell>
          <table:table-cell table:formula="of:=IF([.K8]=MAX([.K$2:.K$33];[.K$37:.K$68];[.K$72:.K$103]);&quot;INC&quot;;&quot;&quot;)" office:value-type="string" office:string-value="INC" calcext:value-type="string">
            <text:p>INC</text:p>
          </table:table-cell>
          <table:table-cell table:formula="of:=MAX(255*8*POWER([.$H$2];[.A8])*POWER(0.5;[.J8]);1)" office:value-type="float" office:value="8.58597329415672" calcext:value-type="float">
            <text:p>8.58597329415672</text:p>
          </table:table-cell>
          <table:table-cell table:formula="of:=COM.MICROSOFT.CONCAT(TEXT(CEILING([.M8];1);&quot;0&quot;);&quot;,&quot;)" office:value-type="string" office:string-value="9," calcext:value-type="string">
            <text:p>9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17.8755850955365" calcext:value-type="float">
            <text:p>17.8755850955365</text:p>
          </table:table-cell>
          <table:table-cell office:value-type="float" office:value="375.509017928094" calcext:value-type="float">
            <text:p>375.509017928094</text:p>
          </table:table-cell>
          <table:table-cell office:value-type="float" office:value="19.3780550605084" calcext:value-type="float">
            <text:p>19.378055060508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9]*POWER(0.5;[.J9])" office:value-type="float" office:value="2.93366420256323" calcext:value-type="float">
            <text:p>2.93366420256323</text:p>
          </table:table-cell>
          <table:table-cell table:style-name="ce5" table:formula="of:=IF([.K9]=MAX([.K$2:.K$33];[.K$37:.K$68];[.K$72:.K$103]);&quot;INC&quot;;&quot;&quot;)">
            <text:p/>
          </table:table-cell>
          <table:table-cell table:formula="of:=MAX(255*8*POWER([.$H$2];[.A9])*POWER(0.5;[.J9]);1)" office:value-type="float" office:value="7.74493461917103" calcext:value-type="float">
            <text:p>7.74493461917103</text:p>
          </table:table-cell>
          <table:table-cell table:formula="of:=COM.MICROSOFT.CONCAT(TEXT(CEILING([.M9];1);&quot;0&quot;);&quot;,&quot;)" office:value-type="string" office:string-value="8," calcext:value-type="string">
            <text:p>8,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15.8236902110897" calcext:value-type="float">
            <text:p>15.8236902110897</text:p>
          </table:table-cell>
          <table:table-cell office:value-type="float" office:value="281.02055698585" calcext:value-type="float">
            <text:p>281.02055698585</text:p>
          </table:table-cell>
          <table:table-cell office:value-type="float" office:value="16.7636677665077" calcext:value-type="float">
            <text:p>16.763667766507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10]*POWER(0.5;[.J10])" office:value-type="float" office:value="2.19547310145195" calcext:value-type="float">
            <text:p>2.19547310145195</text:p>
          </table:table-cell>
          <table:table-cell table:style-name="ce5" table:formula="of:=IF([.K10]=MAX([.K$2:.K$33];[.K$37:.K$68];[.K$72:.K$103]);&quot;INC&quot;;&quot;&quot;)">
            <text:p/>
          </table:table-cell>
          <table:table-cell table:formula="of:=MAX(255*8*POWER([.$H$2];[.A10])*POWER(0.5;[.J10]);1)" office:value-type="float" office:value="6.98627985438258" calcext:value-type="float">
            <text:p>6.98627985438258</text:p>
          </table:table-cell>
          <table:table-cell table:formula="of:=COM.MICROSOFT.CONCAT(TEXT(CEILING([.M10];1);&quot;0&quot;);&quot;,&quot;)" office:value-type="string" office:string-value="7," calcext:value-type="string">
            <text:p>7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14.176004043795" calcext:value-type="float">
            <text:p>14.176004043795</text:p>
          </table:table-cell>
          <table:table-cell office:value-type="float" office:value="216.291896608802" calcext:value-type="float">
            <text:p>216.291896608802</text:p>
          </table:table-cell>
          <table:table-cell office:value-type="float" office:value="14.7068656282976" calcext:value-type="float">
            <text:p>14.706865628297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11]*POWER(0.5;[.J11])" office:value-type="float" office:value="3.37956088451253" calcext:value-type="float">
            <text:p>3.37956088451253</text:p>
          </table:table-cell>
          <table:table-cell table:style-name="ce5" table:formula="of:=IF([.K11]=MAX([.K$2:.K$33];[.K$37:.K$68];[.K$72:.K$103]);&quot;INC&quot;;&quot;&quot;)">
            <text:p/>
          </table:table-cell>
          <table:table-cell table:formula="of:=MAX(255*8*POWER([.$H$2];[.A11])*POWER(0.5;[.J11]);1)" office:value-type="float" office:value="12.6038781742424" calcext:value-type="float">
            <text:p>12.6038781742424</text:p>
          </table:table-cell>
          <table:table-cell table:formula="of:=COM.MICROSOFT.CONCAT(TEXT(CEILING([.M11];1);&quot;0&quot;);&quot;,&quot;)" office:value-type="string" office:string-value="13," calcext:value-type="string">
            <text:p>13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12.8220485015602" calcext:value-type="float">
            <text:p>12.8220485015602</text:p>
          </table:table-cell>
          <table:table-cell office:value-type="float" office:value="170.433377219481" calcext:value-type="float">
            <text:p>170.433377219481</text:p>
          </table:table-cell>
          <table:table-cell office:value-type="float" office:value="13.0550134898238" calcext:value-type="float">
            <text:p>13.05501348982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12]*POWER(0.5;[.J12])" office:value-type="float" office:value="2.6630215190544" calcext:value-type="float">
            <text:p>2.6630215190544</text:p>
          </table:table-cell>
          <table:table-cell table:style-name="ce5" table:formula="of:=IF([.K12]=MAX([.K$2:.K$33];[.K$37:.K$68];[.K$72:.K$103]);&quot;INC&quot;;&quot;&quot;)">
            <text:p/>
          </table:table-cell>
          <table:table-cell table:formula="of:=MAX(255*8*POWER([.$H$2];[.A12])*POWER(0.5;[.J12]);1)" office:value-type="float" office:value="11.3692657853872" calcext:value-type="float">
            <text:p>11.3692657853872</text:p>
          </table:table-cell>
          <table:table-cell table:formula="of:=COM.MICROSOFT.CONCAT(TEXT(CEILING([.M12];1);&quot;0&quot;);&quot;,&quot;)" office:value-type="string" office:string-value="12," calcext:value-type="string">
            <text:p>12,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11.7156959832443" calcext:value-type="float">
            <text:p>11.7156959832443</text:p>
          </table:table-cell>
          <table:table-cell office:value-type="float" office:value="137.390795170594" calcext:value-type="float">
            <text:p>137.390795170594</text:p>
          </table:table-cell>
          <table:table-cell office:value-type="float" office:value="11.7213819650498" calcext:value-type="float">
            <text:p>11.721381965049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13]*POWER(0.5;[.J13])" office:value-type="float" office:value="2.14673117454054" calcext:value-type="float">
            <text:p>2.14673117454054</text:p>
          </table:table-cell>
          <table:table-cell table:style-name="ce5" table:formula="of:=IF([.K13]=MAX([.K$2:.K$33];[.K$37:.K$68];[.K$72:.K$103]);&quot;INC&quot;;&quot;&quot;)">
            <text:p/>
          </table:table-cell>
          <table:table-cell table:formula="of:=MAX(255*8*POWER([.$H$2];[.A13])*POWER(0.5;[.J13]);1)" office:value-type="float" office:value="10.2555898043298" calcext:value-type="float">
            <text:p>10.2555898043298</text:p>
          </table:table-cell>
          <table:table-cell table:formula="of:=COM.MICROSOFT.CONCAT(TEXT(CEILING([.M13];1);&quot;0&quot;);&quot;,&quot;)" office:value-type="string" office:string-value="11," calcext:value-type="string">
            <text:p>11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10.7196166051501" calcext:value-type="float">
            <text:p>10.7196166051501</text:p>
          </table:table-cell>
          <table:table-cell office:value-type="float" office:value="111.760859784514" calcext:value-type="float">
            <text:p>111.760859784514</text:p>
          </table:table-cell>
          <table:table-cell office:value-type="float" office:value="10.5717008936365" calcext:value-type="float">
            <text:p>10.57170089363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4]*POWER(0.5;[.J14])" office:value-type="float" office:value="3.49252686826606" calcext:value-type="float">
            <text:p>3.49252686826606</text:p>
          </table:table-cell>
          <table:table-cell table:style-name="ce5" table:formula="of:=IF([.K14]=MAX([.K$2:.K$33];[.K$37:.K$68];[.K$72:.K$103]);&quot;INC&quot;;&quot;&quot;)">
            <text:p/>
          </table:table-cell>
          <table:table-cell table:formula="of:=MAX(255*8*POWER([.$H$2];[.A14])*POWER(0.5;[.J14]);1)" office:value-type="float" office:value="18.5020078200401" calcext:value-type="float">
            <text:p>18.5020078200401</text:p>
          </table:table-cell>
          <table:table-cell table:formula="of:=COM.MICROSOFT.CONCAT(TEXT(CEILING([.M14];1);&quot;0&quot;);&quot;,&quot;)" office:value-type="string" office:string-value="19," calcext:value-type="string">
            <text:p>19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.88514297742516" calcext:value-type="float">
            <text:p>9.88514297742516</text:p>
          </table:table-cell>
          <table:table-cell office:value-type="float" office:value="92.465892223227" calcext:value-type="float">
            <text:p>92.465892223227</text:p>
          </table:table-cell>
          <table:table-cell office:value-type="float" office:value="9.61591868846794" calcext:value-type="float">
            <text:p>9.6159186884679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5]*POWER(0.5;[.J15])" office:value-type="float" office:value="2.88955913197584" calcext:value-type="float">
            <text:p>2.88955913197584</text:p>
          </table:table-cell>
          <table:table-cell table:style-name="ce5" table:formula="of:=IF([.K15]=MAX([.K$2:.K$33];[.K$37:.K$68];[.K$72:.K$103]);&quot;INC&quot;;&quot;&quot;)">
            <text:p/>
          </table:table-cell>
          <table:table-cell table:formula="of:=MAX(255*8*POWER([.$H$2];[.A15])*POWER(0.5;[.J15]);1)" office:value-type="float" office:value="16.6896443746365" calcext:value-type="float">
            <text:p>16.6896443746365</text:p>
          </table:table-cell>
          <table:table-cell table:formula="of:=COM.MICROSOFT.CONCAT(TEXT(CEILING([.M15];1);&quot;0&quot;);&quot;,&quot;)" office:value-type="string" office:string-value="17," calcext:value-type="string">
            <text:p>17,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9.15689140220827" calcext:value-type="float">
            <text:p>9.15689140220827</text:p>
          </table:table-cell>
          <table:table-cell office:value-type="float" office:value="77.4762763021059" calcext:value-type="float">
            <text:p>77.4762763021059</text:p>
          </table:table-cell>
          <table:table-cell office:value-type="float" office:value="8.80206091220153" calcext:value-type="float">
            <text:p>8.802060912201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6]*POWER(0.5;[.J16])" office:value-type="float" office:value="2.42113363444081" calcext:value-type="float">
            <text:p>2.42113363444081</text:p>
          </table:table-cell>
          <table:table-cell table:style-name="ce5" table:formula="of:=IF([.K16]=MAX([.K$2:.K$33];[.K$37:.K$68];[.K$72:.K$103]);&quot;INC&quot;;&quot;&quot;)">
            <text:p/>
          </table:table-cell>
          <table:table-cell table:formula="of:=MAX(255*8*POWER([.$H$2];[.A16])*POWER(0.5;[.J16]);1)" office:value-type="float" office:value="15.0548109189607" calcext:value-type="float">
            <text:p>15.0548109189607</text:p>
          </table:table-cell>
          <table:table-cell table:formula="of:=COM.MICROSOFT.CONCAT(TEXT(CEILING([.M16];1);&quot;0&quot;);&quot;,&quot;)" office:value-type="string" office:string-value="16," calcext:value-type="string">
            <text:p>16,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8.51384401919189" calcext:value-type="float">
            <text:p>8.51384401919189</text:p>
          </table:table-cell>
          <table:table-cell office:value-type="float" office:value="65.5657474800836" calcext:value-type="float">
            <text:p>65.5657474800836</text:p>
          </table:table-cell>
          <table:table-cell office:value-type="float" office:value="8.09726790220526" calcext:value-type="float">
            <text:p>8.097267902205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7]*POWER(0.5;[.J17])" office:value-type="float" office:value="2.04892960875261" calcext:value-type="float">
            <text:p>2.04892960875261</text:p>
          </table:table-cell>
          <table:table-cell table:style-name="ce5" table:formula="of:=IF([.K17]=MAX([.K$2:.K$33];[.K$37:.K$68];[.K$72:.K$103]);&quot;INC&quot;;&quot;&quot;)">
            <text:p/>
          </table:table-cell>
          <table:table-cell table:formula="of:=MAX(255*8*POWER([.$H$2];[.A17])*POWER(0.5;[.J17]);1)" office:value-type="float" office:value="13.5801175098792" calcext:value-type="float">
            <text:p>13.5801175098792</text:p>
          </table:table-cell>
          <table:table-cell table:formula="of:=COM.MICROSOFT.CONCAT(TEXT(CEILING([.M17];1);&quot;0&quot;);&quot;,&quot;)" office:value-type="string" office:string-value="14," calcext:value-type="string">
            <text:p>14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7.9419306072516" calcext:value-type="float">
            <text:p>7.9419306072516</text:p>
          </table:table-cell>
          <table:table-cell office:value-type="float" office:value="55.9694631412915" calcext:value-type="float">
            <text:p>55.9694631412915</text:p>
          </table:table-cell>
          <table:table-cell office:value-type="float" office:value="7.4812741656279" calcext:value-type="float">
            <text:p>7.48127416562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18]*POWER(0.5;[.J18])" office:value-type="float" office:value="3.49809144633072" calcext:value-type="float">
            <text:p>3.49809144633072</text:p>
          </table:table-cell>
          <table:table-cell table:style-name="ce5" table:formula="of:=IF([.K18]=MAX([.K$2:.K$33];[.K$37:.K$68];[.K$72:.K$103]);&quot;INC&quot;;&quot;&quot;)">
            <text:p/>
          </table:table-cell>
          <table:table-cell table:formula="of:=MAX(255*8*POWER([.$H$2];[.A18])*POWER(0.5;[.J18]);1)" office:value-type="float" office:value="24.4997552709029" calcext:value-type="float">
            <text:p>24.4997552709029</text:p>
          </table:table-cell>
          <table:table-cell table:formula="of:=COM.MICROSOFT.CONCAT(TEXT(CEILING([.M18];1);&quot;0&quot;);&quot;,&quot;)" office:value-type="string" office:string-value="25," calcext:value-type="string">
            <text:p>25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7.42774358223174" calcext:value-type="float">
            <text:p>7.42774358223174</text:p>
          </table:table-cell>
          <table:table-cell office:value-type="float" office:value="48.1296222409122" calcext:value-type="float">
            <text:p>48.1296222409122</text:p>
          </table:table-cell>
          <table:table-cell office:value-type="float" office:value="6.93755160275671" calcext:value-type="float">
            <text:p>6.937551602756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19]*POWER(0.5;[.J19])" office:value-type="float" office:value="3.00810139005701" calcext:value-type="float">
            <text:p>3.00810139005701</text:p>
          </table:table-cell>
          <table:table-cell table:style-name="ce5" table:formula="of:=IF([.K19]=MAX([.K$2:.K$33];[.K$37:.K$68];[.K$72:.K$103]);&quot;INC&quot;;&quot;&quot;)">
            <text:p/>
          </table:table-cell>
          <table:table-cell table:formula="of:=MAX(255*8*POWER([.$H$2];[.A19])*POWER(0.5;[.J19]);1)" office:value-type="float" office:value="22.0998827107895" calcext:value-type="float">
            <text:p>22.0998827107895</text:p>
          </table:table-cell>
          <table:table-cell table:formula="of:=COM.MICROSOFT.CONCAT(TEXT(CEILING([.M19];1);&quot;0&quot;);&quot;,&quot;)" office:value-type="string" office:string-value="23," calcext:value-type="string">
            <text:p>23,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6.96243561148555" calcext:value-type="float">
            <text:p>6.96243561148555</text:p>
          </table:table-cell>
          <table:table-cell office:value-type="float" office:value="41.6533463654379" calcext:value-type="float">
            <text:p>41.6533463654379</text:p>
          </table:table-cell>
          <table:table-cell office:value-type="float" office:value="6.45394037510713" calcext:value-type="float">
            <text:p>6.453940375107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20]*POWER(0.5;[.J20])" office:value-type="float" office:value="2.60333414783987" calcext:value-type="float">
            <text:p>2.60333414783987</text:p>
          </table:table-cell>
          <table:table-cell table:style-name="ce5" table:formula="of:=IF([.K20]=MAX([.K$2:.K$33];[.K$37:.K$68];[.K$72:.K$103]);&quot;INC&quot;;&quot;&quot;)">
            <text:p/>
          </table:table-cell>
          <table:table-cell table:formula="of:=MAX(255*8*POWER([.$H$2];[.A20])*POWER(0.5;[.J20]);1)" office:value-type="float" office:value="19.9350895725356" calcext:value-type="float">
            <text:p>19.9350895725356</text:p>
          </table:table-cell>
          <table:table-cell table:formula="of:=COM.MICROSOFT.CONCAT(TEXT(CEILING([.M20];1);&quot;0&quot;);&quot;,&quot;)" office:value-type="string" office:string-value="20," calcext:value-type="string">
            <text:p>20,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6.53799402139238" calcext:value-type="float">
            <text:p>6.53799402139238</text:p>
          </table:table-cell>
          <table:table-cell office:value-type="float" office:value="36.2103188098409" calcext:value-type="float">
            <text:p>36.2103188098409</text:p>
          </table:table-cell>
          <table:table-cell office:value-type="float" office:value="6.01750104360945" calcext:value-type="float">
            <text:p>6.017501043609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21]*POWER(0.5;[.J21])" office:value-type="float" office:value="2.26314492561505" calcext:value-type="float">
            <text:p>2.26314492561505</text:p>
          </table:table-cell>
          <table:table-cell table:style-name="ce5" table:formula="of:=IF([.K21]=MAX([.K$2:.K$33];[.K$37:.K$68];[.K$72:.K$103]);&quot;INC&quot;;&quot;&quot;)">
            <text:p/>
          </table:table-cell>
          <table:table-cell table:formula="of:=MAX(255*8*POWER([.$H$2];[.A21])*POWER(0.5;[.J21]);1)" office:value-type="float" office:value="17.9823486606559" calcext:value-type="float">
            <text:p>17.9823486606559</text:p>
          </table:table-cell>
          <table:table-cell table:formula="of:=COM.MICROSOFT.CONCAT(TEXT(CEILING([.M21];1);&quot;0&quot;);&quot;,&quot;)" office:value-type="string" office:string-value="18," calcext:value-type="string">
            <text:p>18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.14879935824541" calcext:value-type="float">
            <text:p>6.14879935824541</text:p>
          </table:table-cell>
          <table:table-cell office:value-type="float" office:value="31.620636785048" calcext:value-type="float">
            <text:p>31.620636785048</text:p>
          </table:table-cell>
          <table:table-cell office:value-type="float" office:value="5.62322298909158" calcext:value-type="float">
            <text:p>5.6232229890915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2]*POWER(0.5;[.J22])" office:value-type="float" office:value="3.952579598131" calcext:value-type="float">
            <text:p>3.952579598131</text:p>
          </table:table-cell>
          <table:table-cell table:style-name="ce5" table:formula="of:=IF([.K22]=MAX([.K$2:.K$33];[.K$37:.K$68];[.K$72:.K$103]);&quot;INC&quot;;&quot;&quot;)">
            <text:p/>
          </table:table-cell>
          <table:table-cell table:formula="of:=MAX(255*8*POWER([.$H$2];[.A22])*POWER(0.5;[.J22]);1)" office:value-type="float" office:value="32.4417768153789" calcext:value-type="float">
            <text:p>32.4417768153789</text:p>
          </table:table-cell>
          <table:table-cell table:formula="of:=COM.MICROSOFT.CONCAT(TEXT(CEILING([.M22];1);&quot;0&quot;);&quot;,&quot;)" office:value-type="string" office:string-value="33," calcext:value-type="string">
            <text:p>33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5.78823807088293" calcext:value-type="float">
            <text:p>5.78823807088293</text:p>
          </table:table-cell>
          <table:table-cell office:value-type="float" office:value="27.6994619197188" calcext:value-type="float">
            <text:p>27.6994619197188</text:p>
          </table:table-cell>
          <table:table-cell office:value-type="float" office:value="5.26302782813456" calcext:value-type="float">
            <text:p>5.263027828134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3]*POWER(0.5;[.J23])" office:value-type="float" office:value="3.46243273996485" calcext:value-type="float">
            <text:p>3.46243273996485</text:p>
          </table:table-cell>
          <table:table-cell table:style-name="ce5" table:formula="of:=IF([.K23]=MAX([.K$2:.K$33];[.K$37:.K$68];[.K$72:.K$103]);&quot;INC&quot;;&quot;&quot;)">
            <text:p/>
          </table:table-cell>
          <table:table-cell table:formula="of:=MAX(255*8*POWER([.$H$2];[.A23])*POWER(0.5;[.J23]);1)" office:value-type="float" office:value="29.2639438484913" calcext:value-type="float">
            <text:p>29.2639438484913</text:p>
          </table:table-cell>
          <table:table-cell table:formula="of:=COM.MICROSOFT.CONCAT(TEXT(CEILING([.M23];1);&quot;0&quot;);&quot;,&quot;)" office:value-type="string" office:string-value="30," calcext:value-type="string">
            <text:p>30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5.45391867013597" calcext:value-type="float">
            <text:p>5.45391867013597</text:p>
          </table:table-cell>
          <table:table-cell office:value-type="float" office:value="24.3350442530727" calcext:value-type="float">
            <text:p>24.3350442530727</text:p>
          </table:table-cell>
          <table:table-cell office:value-type="float" office:value="4.93305627913089" calcext:value-type="float">
            <text:p>4.933056279130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4]*POWER(0.5;[.J24])" office:value-type="float" office:value="3.04188053163409" calcext:value-type="float">
            <text:p>3.04188053163409</text:p>
          </table:table-cell>
          <table:table-cell table:style-name="ce5" table:formula="of:=IF([.K24]=MAX([.K$2:.K$33];[.K$37:.K$68];[.K$72:.K$103]);&quot;INC&quot;;&quot;&quot;)">
            <text:p/>
          </table:table-cell>
          <table:table-cell table:formula="of:=MAX(255*8*POWER([.$H$2];[.A24])*POWER(0.5;[.J24]);1)" office:value-type="float" office:value="26.3973953843887" calcext:value-type="float">
            <text:p>26.3973953843887</text:p>
          </table:table-cell>
          <table:table-cell table:formula="of:=COM.MICROSOFT.CONCAT(TEXT(CEILING([.M24];1);&quot;0&quot;);&quot;,&quot;)" office:value-type="string" office:string-value="27," calcext:value-type="string">
            <text:p>27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5.14285160630976" calcext:value-type="float">
            <text:p>5.14285160630976</text:p>
          </table:table-cell>
          <table:table-cell office:value-type="float" office:value="21.416843198437" calcext:value-type="float">
            <text:p>21.416843198437</text:p>
          </table:table-cell>
          <table:table-cell office:value-type="float" office:value="4.62783353184155" calcext:value-type="float">
            <text:p>4.627833531841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5]*POWER(0.5;[.J25])" office:value-type="float" office:value="2.67710539980463" calcext:value-type="float">
            <text:p>2.67710539980463</text:p>
          </table:table-cell>
          <table:table-cell table:style-name="ce5" table:formula="of:=IF([.K25]=MAX([.K$2:.K$33];[.K$37:.K$68];[.K$72:.K$103]);&quot;INC&quot;;&quot;&quot;)">
            <text:p/>
          </table:table-cell>
          <table:table-cell table:formula="of:=MAX(255*8*POWER([.$H$2];[.A25])*POWER(0.5;[.J25]);1)" office:value-type="float" office:value="23.8116395618929" calcext:value-type="float">
            <text:p>23.8116395618929</text:p>
          </table:table-cell>
          <table:table-cell table:formula="of:=COM.MICROSOFT.CONCAT(TEXT(CEILING([.M25];1);&quot;0&quot;);&quot;,&quot;)" office:value-type="string" office:string-value="24," calcext:value-type="string">
            <text:p>24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4.85245349371655" calcext:value-type="float">
            <text:p>4.85245349371655</text:p>
          </table:table-cell>
          <table:table-cell office:value-type="float" office:value="18.879120562683" calcext:value-type="float">
            <text:p>18.879120562683</text:p>
          </table:table-cell>
          <table:table-cell office:value-type="float" office:value="4.34501099684258" calcext:value-type="float">
            <text:p>4.3450109968425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6]*POWER(0.5;[.J26])" office:value-type="float" office:value="2.35989007033537" calcext:value-type="float">
            <text:p>2.35989007033537</text:p>
          </table:table-cell>
          <table:table-cell table:style-name="ce5" table:formula="of:=IF([.K26]=MAX([.K$2:.K$33];[.K$37:.K$68];[.K$72:.K$103]);&quot;INC&quot;;&quot;&quot;)">
            <text:p/>
          </table:table-cell>
          <table:table-cell table:formula="of:=MAX(255*8*POWER([.$H$2];[.A26])*POWER(0.5;[.J26]);1)" office:value-type="float" office:value="21.4791713488832" calcext:value-type="float">
            <text:p>21.4791713488832</text:p>
          </table:table-cell>
          <table:table-cell table:formula="of:=COM.MICROSOFT.CONCAT(TEXT(CEILING([.M26];1);&quot;0&quot;);&quot;,&quot;)" office:value-type="string" office:string-value="22," calcext:value-type="string">
            <text:p>22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4.58095547607118" calcext:value-type="float">
            <text:p>4.58095547607118</text:p>
          </table:table-cell>
          <table:table-cell office:value-type="float" office:value="16.6557974119762" calcext:value-type="float">
            <text:p>16.6557974119762</text:p>
          </table:table-cell>
          <table:table-cell office:value-type="float" office:value="4.08115148113571" calcext:value-type="float">
            <text:p>4.081151481135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7]*POWER(0.5;[.J27])" office:value-type="float" office:value="2.08197467649702" calcext:value-type="float">
            <text:p>2.08197467649702</text:p>
          </table:table-cell>
          <table:table-cell table:style-name="ce5" table:formula="of:=IF([.K27]=MAX([.K$2:.K$33];[.K$37:.K$68];[.K$72:.K$103]);&quot;INC&quot;;&quot;&quot;)">
            <text:p/>
          </table:table-cell>
          <table:table-cell table:formula="of:=MAX(255*8*POWER([.$H$2];[.A27])*POWER(0.5;[.J27]);1)" office:value-type="float" office:value="19.3751799675741" calcext:value-type="float">
            <text:p>19.3751799675741</text:p>
          </table:table-cell>
          <table:table-cell table:formula="of:=COM.MICROSOFT.CONCAT(TEXT(CEILING([.M27];1);&quot;0&quot;);&quot;,&quot;)" office:value-type="string" office:string-value="20," calcext:value-type="string">
            <text:p>20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.32705798963712" calcext:value-type="float">
            <text:p>4.32705798963712</text:p>
          </table:table-cell>
          <table:table-cell office:value-type="float" office:value="14.7004164720848" calcext:value-type="float">
            <text:p>14.7004164720848</text:p>
          </table:table-cell>
          <table:table-cell office:value-type="float" office:value="3.83411221433135" calcext:value-type="float">
            <text:p>3.834112214331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*POWER(0.5;[.J28])" office:value-type="float" office:value="3.67510411802121" calcext:value-type="float">
            <text:p>3.67510411802121</text:p>
          </table:table-cell>
          <table:table-cell table:style-name="ce5" table:formula="of:=IF([.K28]=MAX([.K$2:.K$33];[.K$37:.K$68];[.K$72:.K$103]);&quot;INC&quot;;&quot;&quot;)">
            <text:p/>
          </table:table-cell>
          <table:table-cell table:formula="of:=MAX(255*8*POWER([.$H$2];[.A28])*POWER(0.5;[.J28]);1)" office:value-type="float" office:value="34.9545699578774" calcext:value-type="float">
            <text:p>34.9545699578774</text:p>
          </table:table-cell>
          <table:table-cell table:formula="of:=COM.MICROSOFT.CONCAT(TEXT(CEILING([.M28];1);&quot;0&quot;);&quot;,&quot;)" office:value-type="string" office:string-value="35," calcext:value-type="string">
            <text:p>35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4.0899431846386" calcext:value-type="float">
            <text:p>4.0899431846386</text:p>
          </table:table-cell>
          <table:table-cell office:value-type="float" office:value="12.9791457307132" calcext:value-type="float">
            <text:p>12.9791457307132</text:p>
          </table:table-cell>
          <table:table-cell office:value-type="float" office:value="3.60265814791151" calcext:value-type="float">
            <text:p>3.602658147911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9]*POWER(0.5;[.J29])" office:value-type="float" office:value="3.2447864326783" calcext:value-type="float">
            <text:p>3.2447864326783</text:p>
          </table:table-cell>
          <table:table-cell table:style-name="ce5" table:formula="of:=IF([.K29]=MAX([.K$2:.K$33];[.K$37:.K$68];[.K$72:.K$103]);&quot;INC&quot;;&quot;&quot;)">
            <text:p/>
          </table:table-cell>
          <table:table-cell table:formula="of:=MAX(255*8*POWER([.$H$2];[.A29])*POWER(0.5;[.J29]);1)" office:value-type="float" office:value="31.5305964379417" calcext:value-type="float">
            <text:p>31.5305964379417</text:p>
          </table:table-cell>
          <table:table-cell table:formula="of:=COM.MICROSOFT.CONCAT(TEXT(CEILING([.M29];1);&quot;0&quot;);&quot;,&quot;)" office:value-type="string" office:string-value="32," calcext:value-type="string">
            <text:p>32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3.86869167911844" calcext:value-type="float">
            <text:p>3.86869167911844</text:p>
          </table:table-cell>
          <table:table-cell office:value-type="float" office:value="11.4562911334688" calcext:value-type="float">
            <text:p>11.4562911334688</text:p>
          </table:table-cell>
          <table:table-cell office:value-type="float" office:value="3.38471433557823" calcext:value-type="float">
            <text:p>3.384714335578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0]*POWER(0.5;[.J30])" office:value-type="float" office:value="2.8640727833672" calcext:value-type="float">
            <text:p>2.8640727833672</text:p>
          </table:table-cell>
          <table:table-cell table:style-name="ce5" table:formula="of:=IF([.K30]=MAX([.K$2:.K$33];[.K$37:.K$68];[.K$72:.K$103]);&quot;INC&quot;;&quot;&quot;)">
            <text:p/>
          </table:table-cell>
          <table:table-cell table:formula="of:=MAX(255*8*POWER([.$H$2];[.A30])*POWER(0.5;[.J30]);1)" office:value-type="float" office:value="28.4420181089453" calcext:value-type="float">
            <text:p>28.4420181089453</text:p>
          </table:table-cell>
          <table:table-cell table:formula="of:=COM.MICROSOFT.CONCAT(TEXT(CEILING([.M30];1);&quot;0&quot;);&quot;,&quot;)" office:value-type="string" office:string-value="29," calcext:value-type="string">
            <text:p>29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3.66180341751761" calcext:value-type="float">
            <text:p>3.66180341751761</text:p>
          </table:table-cell>
          <table:table-cell office:value-type="float" office:value="10.1096285629269" calcext:value-type="float">
            <text:p>10.1096285629269</text:p>
          </table:table-cell>
          <table:table-cell office:value-type="float" office:value="3.17956420959333" calcext:value-type="float">
            <text:p>3.17956420959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1]*POWER(0.5;[.J31])" office:value-type="float" office:value="2.52740714073172" calcext:value-type="float">
            <text:p>2.52740714073172</text:p>
          </table:table-cell>
          <table:table-cell table:style-name="ce5" table:formula="of:=IF([.K31]=MAX([.K$2:.K$33];[.K$37:.K$68];[.K$72:.K$103]);&quot;INC&quot;;&quot;&quot;)">
            <text:p/>
          </table:table-cell>
          <table:table-cell table:formula="of:=MAX(255*8*POWER([.$H$2];[.A31])*POWER(0.5;[.J31]);1)" office:value-type="float" office:value="25.6559813482037" calcext:value-type="float">
            <text:p>25.6559813482037</text:p>
          </table:table-cell>
          <table:table-cell table:formula="of:=COM.MICROSOFT.CONCAT(TEXT(CEILING([.M31];1);&quot;0&quot;);&quot;,&quot;)" office:value-type="string" office:string-value="26," calcext:value-type="string">
            <text:p>26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.46841893245181" calcext:value-type="float">
            <text:p>3.46841893245181</text:p>
          </table:table-cell>
          <table:table-cell office:value-type="float" office:value="8.9223405657796" calcext:value-type="float">
            <text:p>8.9223405657796</text:p>
          </table:table-cell>
          <table:table-cell office:value-type="float" office:value="2.98702871860644" calcext:value-type="float">
            <text:p>2.987028718606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2]*POWER(0.5;[.J32])" office:value-type="float" office:value="2.2305851414449" calcext:value-type="float">
            <text:p>2.2305851414449</text:p>
          </table:table-cell>
          <table:table-cell table:style-name="ce5" table:formula="of:=IF([.K32]=MAX([.K$2:.K$33];[.K$37:.K$68];[.K$72:.K$103]);&quot;INC&quot;;&quot;&quot;)">
            <text:p/>
          </table:table-cell>
          <table:table-cell table:formula="of:=MAX(255*8*POWER([.$H$2];[.A32])*POWER(0.5;[.J32]);1)" office:value-type="float" office:value="23.1428507083453" calcext:value-type="float">
            <text:p>23.1428507083453</text:p>
          </table:table-cell>
          <table:table-cell table:formula="of:=COM.MICROSOFT.CONCAT(TEXT(CEILING([.M32];1);&quot;0&quot;);&quot;,&quot;)" office:value-type="string" office:string-value="24," calcext:value-type="string">
            <text:p>24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.28790362100764" calcext:value-type="float">
            <text:p>3.28790362100764</text:p>
          </table:table-cell>
          <table:table-cell office:value-type="float" office:value="7.86882234976579" calcext:value-type="float">
            <text:p>7.86882234976579</text:p>
          </table:table-cell>
          <table:table-cell office:value-type="float" office:value="2.80514212648233" calcext:value-type="float">
            <text:p>2.805142126482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3]*POWER(0.5;[.J33])" office:value-type="float" office:value="3.9344111748829" calcext:value-type="float">
            <text:p>3.9344111748829</text:p>
          </table:table-cell>
          <table:table-cell table:style-name="ce5" table:formula="of:=IF([.K33]=MAX([.K$2:.K$33];[.K$37:.K$68];[.K$72:.K$103]);&quot;INC&quot;;&quot;&quot;)">
            <text:p/>
          </table:table-cell>
          <table:table-cell table:formula="of:=MAX(255*8*POWER([.$H$2];[.A33])*POWER(0.5;[.J33]);1)" office:value-type="float" office:value="41.7517873621514" calcext:value-type="float">
            <text:p>41.7517873621514</text:p>
          </table:table-cell>
          <table:table-cell table:formula="of:=COM.MICROSOFT.CONCAT(TEXT(CEILING([.M33];1);&quot;0&quot;);&quot;,&quot;)" office:value-type="string" office:string-value="42," calcext:value-type="string">
            <text:p>42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};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U Index</text:p>
          </table:table-cell>
          <table:table-cell office:value-type="string" calcext:value-type="string">
            <text:p>U min</text:p>
          </table:table-cell>
          <table:table-cell office:value-type="string" calcext:value-type="string">
            <text:p>U max</text:p>
          </table:table-cell>
          <table:table-cell office:value-type="string" calcext:value-type="string">
            <text:p>U range</text:p>
          </table:table-cell>
          <table:table-cell office:value-type="string" calcext:value-type="string">
            <text:p>U mean</text:p>
          </table:table-cell>
          <table:table-cell office:value-type="string" calcext:value-type="string">
            <text:p>U variance</text:p>
          </table:table-cell>
          <table:table-cell office:value-type="string" calcext:value-type="string">
            <text:p>U std dev</text:p>
          </table:table-cell>
          <table:table-cell office:value-type="string" calcext:value-type="string">
            <text:p>U decay</text:p>
          </table:table-cell>
          <table:table-cell office:value-type="string" calcext:value-type="string">
            <text:p>U base</text:p>
          </table:table-cell>
          <table:table-cell office:value-type="string" calcext:value-type="string">
            <text:p>U bit allocation</text:p>
          </table:table-cell>
          <table:table-cell office:value-type="string" calcext:value-type="string">
            <text:p>Scaled variance</text:p>
          </table:table-cell>
          <table:table-cell table:number-columns-repeated="2"/>
          <table:table-cell table:style-name="ce8" office:value-type="string" calcext:value-type="string">
            <text:p><text:span text:style-name="T1">static</text:span><text:span text:style-name="T2"> </text:span><text:span text:style-name="T1">double</text:span><text:span text:style-name="T2"> s_quantU[32] = {</text:span></text:p>
          </table:table-cell>
          <table:table-cell/>
          <table:table-cell table:number-columns-repeated="5" office:value-type="string" calcext:value-type="string">
            <text:p>U bit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777" calcext:value-type="float">
            <text:p>1777</text:p>
          </table:table-cell>
          <table:table-cell office:value-type="float" office:value="257.536217518022" calcext:value-type="float">
            <text:p>257.536217518022</text:p>
          </table:table-cell>
          <table:table-cell office:value-type="float" office:value="51995.6231219068" calcext:value-type="float">
            <text:p>51995.6231219068</text:p>
          </table:table-cell>
          <table:table-cell office:value-type="float" office:value="228.025487877796" calcext:value-type="float">
            <text:p>228.025487877796</text:p>
          </table:table-cell>
          <table:table-cell table:number-matrix-columns-spanned="2" table:number-matrix-rows-spanned="1" table:formula="of:=LOGEST([.D37:.D68];[.A37:.A68];1)" office:value-type="float" office:value="0.896332644824969" calcext:value-type="float">
            <text:p>0.896332644824969</text:p>
          </table:table-cell>
          <table:table-cell office:value-type="float" office:value="256.795389561447" calcext:value-type="float">
            <text:p>256.795389561447</text:p>
          </table:table-cell>
          <table:table-cell office:value-type="float" office:value="14" calcext:value-type="float">
            <text:p>14</text:p>
          </table:table-cell>
          <table:table-cell table:formula="of:=[.F37]*POWER(0.5;[.J37])" office:value-type="float" office:value="3.17356098156169" calcext:value-type="float">
            <text:p>3.17356098156169</text:p>
          </table:table-cell>
          <table:table-cell table:formula="of:=IF([.K37]=MAX([.K$2:.K$33];[.K$37:.K$68];[.K$72:.K$103]);&quot;INC&quot;;&quot;&quot;)">
            <text:p/>
          </table:table-cell>
          <table:table-cell table:formula="of:=MAX(255*8*POWER([.$H$37];[.A37])*POWER(0.5;[.J37]);8)" office:value-type="float" office:value="8" calcext:value-type="float">
            <text:p>8</text:p>
          </table:table-cell>
          <table:table-cell table:formula="of:=COM.MICROSOFT.CONCAT(TEXT(CEILING([.M37];1);&quot;0&quot;);&quot;,&quot;)" office:value-type="string" office:string-value="8," calcext:value-type="string">
            <text:p>8,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634" calcext:value-type="float">
            <text:p>634</text:p>
          </table:table-cell>
          <table:table-cell office:value-type="float" office:value="18.643870754522" calcext:value-type="float">
            <text:p>18.643870754522</text:p>
          </table:table-cell>
          <table:table-cell office:value-type="float" office:value="814.727839313831" calcext:value-type="float">
            <text:p>814.727839313831</text:p>
          </table:table-cell>
          <table:table-cell office:value-type="float" office:value="28.5434377627123" calcext:value-type="float">
            <text:p>28.54343776271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38]*POWER(0.5;[.J38])" office:value-type="float" office:value="3.18253062231965" calcext:value-type="float">
            <text:p>3.18253062231965</text:p>
          </table:table-cell>
          <table:table-cell table:formula="of:=IF([.K38]=MAX([.K$2:.K$33];[.K$37:.K$68];[.K$72:.K$103]);&quot;INC&quot;;&quot;&quot;)">
            <text:p/>
          </table:table-cell>
          <table:table-cell table:formula="of:=MAX(255*8*POWER([.$H$37];[.A38])*POWER(0.5;[.J38]);1)" office:value-type="float" office:value="7.14265076344897" calcext:value-type="float">
            <text:p>7.14265076344897</text:p>
          </table:table-cell>
          <table:table-cell table:formula="of:=COM.MICROSOFT.CONCAT(TEXT(CEILING([.M38];1);&quot;0&quot;);&quot;,&quot;)" office:value-type="string" office:string-value="8," calcext:value-type="string">
            <text:p>8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7.34175372180181" calcext:value-type="float">
            <text:p>7.34175372180181</text:p>
          </table:table-cell>
          <table:table-cell office:value-type="float" office:value="108.677634702502" calcext:value-type="float">
            <text:p>108.677634702502</text:p>
          </table:table-cell>
          <table:table-cell office:value-type="float" office:value="10.4248565794692" calcext:value-type="float">
            <text:p>10.424856579469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39]*POWER(0.5;[.J39])" office:value-type="float" office:value="3.39617608445319" calcext:value-type="float">
            <text:p>3.39617608445319</text:p>
          </table:table-cell>
          <table:table-cell table:formula="of:=IF([.K39]=MAX([.K$2:.K$33];[.K$37:.K$68];[.K$72:.K$103]);&quot;INC&quot;;&quot;&quot;)">
            <text:p/>
          </table:table-cell>
          <table:table-cell table:formula="of:=MAX(255*8*POWER([.$H$37];[.A39])*POWER(0.5;[.J39]);1)" office:value-type="float" office:value="51.2175283989064" calcext:value-type="float">
            <text:p>51.2175283989064</text:p>
          </table:table-cell>
          <table:table-cell table:formula="of:=COM.MICROSOFT.CONCAT(TEXT(CEILING([.M39];1);&quot;0&quot;);&quot;,&quot;)" office:value-type="string" office:string-value="52," calcext:value-type="string">
            <text:p>52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5.33432767825962" calcext:value-type="float">
            <text:p>5.33432767825962</text:p>
          </table:table-cell>
          <table:table-cell office:value-type="float" office:value="49.7911952400269" calcext:value-type="float">
            <text:p>49.7911952400269</text:p>
          </table:table-cell>
          <table:table-cell office:value-type="float" office:value="7.05628763869692" calcext:value-type="float">
            <text:p>7.05628763869692</text:p>
          </table:table-cell>
          <table:table-cell office:value-type="string" calcext:value-type="string">
            <text:p>U bpp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40]*POWER(0.5;[.J40])" office:value-type="float" office:value="3.11194970250168" calcext:value-type="float">
            <text:p>3.11194970250168</text:p>
          </table:table-cell>
          <table:table-cell table:formula="of:=IF([.K40]=MAX([.K$2:.K$33];[.K$37:.K$68];[.K$72:.K$103]);&quot;INC&quot;;&quot;&quot;)">
            <text:p/>
          </table:table-cell>
          <table:table-cell table:formula="of:=MAX(255*8*POWER([.$H$37];[.A40])*POWER(0.5;[.J40]);1)" office:value-type="float" office:value="91.8158853823796" calcext:value-type="float">
            <text:p>91.8158853823796</text:p>
          </table:table-cell>
          <table:table-cell table:formula="of:=COM.MICROSOFT.CONCAT(TEXT(CEILING([.M40];1);&quot;0&quot;);&quot;,&quot;)" office:value-type="string" office:string-value="92," calcext:value-type="string">
            <text:p>92,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.28992275565624" calcext:value-type="float">
            <text:p>4.28992275565624</text:p>
          </table:table-cell>
          <table:table-cell office:value-type="float" office:value="28.7429354781437" calcext:value-type="float">
            <text:p>28.7429354781437</text:p>
          </table:table-cell>
          <table:table-cell office:value-type="float" office:value="5.36124383684828" calcext:value-type="float">
            <text:p>5.36124383684828</text:p>
          </table:table-cell>
          <table:table-cell table:formula="of:=SUM([.J37:.J68])/64" office:value-type="float" office:value="0.71875" calcext:value-type="float">
            <text:p>0.7187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41]*POWER(0.5;[.J41])" office:value-type="float" office:value="3.59286693476796" calcext:value-type="float">
            <text:p>3.59286693476796</text:p>
          </table:table-cell>
          <table:table-cell table:formula="of:=IF([.K41]=MAX([.K$2:.K$33];[.K$37:.K$68];[.K$72:.K$103]);&quot;INC&quot;;&quot;&quot;)">
            <text:p/>
          </table:table-cell>
          <table:table-cell table:formula="of:=MAX(255*8*POWER([.$H$37];[.A41])*POWER(0.5;[.J41]);1)" office:value-type="float" office:value="164.595150763469" calcext:value-type="float">
            <text:p>164.595150763469</text:p>
          </table:table-cell>
          <table:table-cell table:formula="of:=COM.MICROSOFT.CONCAT(TEXT(CEILING([.M41];1);&quot;0&quot;);&quot;,&quot;)" office:value-type="string" office:string-value="165," calcext:value-type="string">
            <text:p>165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3.69717491836251" calcext:value-type="float">
            <text:p>3.69717491836251</text:p>
          </table:table-cell>
          <table:table-cell office:value-type="float" office:value="19.0770865041308" calcext:value-type="float">
            <text:p>19.0770865041308</text:p>
          </table:table-cell>
          <table:table-cell office:value-type="float" office:value="4.36773242130637" calcext:value-type="float">
            <text:p>4.367732421306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42]*POWER(0.5;[.J42])" office:value-type="float" office:value="2.38463581301635" calcext:value-type="float">
            <text:p>2.38463581301635</text:p>
          </table:table-cell>
          <table:table-cell table:formula="of:=IF([.K42]=MAX([.K$2:.K$33];[.K$37:.K$68];[.K$72:.K$103]);&quot;INC&quot;;&quot;&quot;)">
            <text:p/>
          </table:table-cell>
          <table:table-cell table:formula="of:=MAX(255*8*POWER([.$H$37];[.A42])*POWER(0.5;[.J42]);1)" office:value-type="float" office:value="147.532006809185" calcext:value-type="float">
            <text:p>147.532006809185</text:p>
          </table:table-cell>
          <table:table-cell table:formula="of:=COM.MICROSOFT.CONCAT(TEXT(CEILING([.M42];1);&quot;0&quot;);&quot;,&quot;)" office:value-type="string" office:string-value="148," calcext:value-type="string">
            <text:p>148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.31753550107943" calcext:value-type="float">
            <text:p>3.31753550107943</text:p>
          </table:table-cell>
          <table:table-cell office:value-type="float" office:value="13.7134473152652" calcext:value-type="float">
            <text:p>13.7134473152652</text:p>
          </table:table-cell>
          <table:table-cell office:value-type="float" office:value="3.70316720055485" calcext:value-type="float">
            <text:p>3.703167200554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3]*POWER(0.5;[.J43])" office:value-type="float" office:value="3.42836182881631" calcext:value-type="float">
            <text:p>3.42836182881631</text:p>
          </table:table-cell>
          <table:table-cell table:formula="of:=IF([.K43]=MAX([.K$2:.K$33];[.K$37:.K$68];[.K$72:.K$103]);&quot;INC&quot;;&quot;&quot;)">
            <text:p/>
          </table:table-cell>
          <table:table-cell table:formula="of:=MAX(255*8*POWER([.$H$37];[.A43])*POWER(0.5;[.J43]);1)" office:value-type="float" office:value="264.475507719224" calcext:value-type="float">
            <text:p>264.475507719224</text:p>
          </table:table-cell>
          <table:table-cell table:formula="of:=COM.MICROSOFT.CONCAT(TEXT(CEILING([.M43];1);&quot;0&quot;);&quot;,&quot;)" office:value-type="string" office:string-value="265," calcext:value-type="string">
            <text:p>265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.05341297548335" calcext:value-type="float">
            <text:p>3.05341297548335</text:p>
          </table:table-cell>
          <table:table-cell office:value-type="float" office:value="10.4220864760027" calcext:value-type="float">
            <text:p>10.4220864760027</text:p>
          </table:table-cell>
          <table:table-cell office:value-type="float" office:value="3.22832564590419" calcext:value-type="float">
            <text:p>3.228325645904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4]*POWER(0.5;[.J44])" office:value-type="float" office:value="2.60552161900068" calcext:value-type="float">
            <text:p>2.60552161900068</text:p>
          </table:table-cell>
          <table:table-cell table:formula="of:=IF([.K44]=MAX([.K$2:.K$33];[.K$37:.K$68];[.K$72:.K$103]);&quot;INC&quot;;&quot;&quot;)">
            <text:p/>
          </table:table-cell>
          <table:table-cell table:formula="of:=MAX(255*8*POWER([.$H$37];[.A44])*POWER(0.5;[.J44]);1)" office:value-type="float" office:value="237.058031325398" calcext:value-type="float">
            <text:p>237.058031325398</text:p>
          </table:table-cell>
          <table:table-cell table:formula="of:=COM.MICROSOFT.CONCAT(TEXT(CEILING([.M44];1);&quot;0&quot;);&quot;,&quot;)" office:value-type="string" office:string-value="238," calcext:value-type="string">
            <text:p>238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2.85619466239499" calcext:value-type="float">
            <text:p>2.85619466239499</text:p>
          </table:table-cell>
          <table:table-cell office:value-type="float" office:value="8.24661056024952" calcext:value-type="float">
            <text:p>8.24661056024952</text:p>
          </table:table-cell>
          <table:table-cell office:value-type="float" office:value="2.87169123692808" calcext:value-type="float">
            <text:p>2.871691236928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5]*POWER(0.5;[.J45])" office:value-type="float" office:value="2.06165264006238" calcext:value-type="float">
            <text:p>2.06165264006238</text:p>
          </table:table-cell>
          <table:table-cell table:formula="of:=IF([.K45]=MAX([.K$2:.K$33];[.K$37:.K$68];[.K$72:.K$103]);&quot;INC&quot;;&quot;&quot;)">
            <text:p/>
          </table:table-cell>
          <table:table-cell table:formula="of:=MAX(255*8*POWER([.$H$37];[.A45])*POWER(0.5;[.J45]);1)" office:value-type="float" office:value="212.482852194895" calcext:value-type="float">
            <text:p>212.482852194895</text:p>
          </table:table-cell>
          <table:table-cell table:formula="of:=COM.MICROSOFT.CONCAT(TEXT(CEILING([.M45];1);&quot;0&quot;);&quot;,&quot;)" office:value-type="string" office:string-value="213," calcext:value-type="string">
            <text:p>213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2.70038684747049" calcext:value-type="float">
            <text:p>2.70038684747049</text:p>
          </table:table-cell>
          <table:table-cell office:value-type="float" office:value="6.70462984374069" calcext:value-type="float">
            <text:p>6.70462984374069</text:p>
          </table:table-cell>
          <table:table-cell office:value-type="float" office:value="2.58932999900374" calcext:value-type="float">
            <text:p>2.589329999003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6]*POWER(0.5;[.J46])" office:value-type="float" office:value="3.35231492187034" calcext:value-type="float">
            <text:p>3.35231492187034</text:p>
          </table:table-cell>
          <table:table-cell table:formula="of:=IF([.K46]=MAX([.K$2:.K$33];[.K$37:.K$68];[.K$72:.K$103]);&quot;INC&quot;;&quot;&quot;)">
            <text:p/>
          </table:table-cell>
          <table:table-cell table:formula="of:=MAX(255*8*POWER([.$H$37];[.A46])*POWER(0.5;[.J46]);1)" office:value-type="float" office:value="380.910633775606" calcext:value-type="float">
            <text:p>380.910633775606</text:p>
          </table:table-cell>
          <table:table-cell table:formula="of:=COM.MICROSOFT.CONCAT(TEXT(CEILING([.M46];1);&quot;0&quot;);&quot;,&quot;)" office:value-type="string" office:string-value="381," calcext:value-type="string">
            <text:p>381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.57185523002696" calcext:value-type="float">
            <text:p>2.57185523002696</text:p>
          </table:table-cell>
          <table:table-cell office:value-type="float" office:value="5.55959248319828" calcext:value-type="float">
            <text:p>5.55959248319828</text:p>
          </table:table-cell>
          <table:table-cell office:value-type="float" office:value="2.3578788101169" calcext:value-type="float">
            <text:p>2.35787881011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7]*POWER(0.5;[.J47])" office:value-type="float" office:value="2.77979624159914" calcext:value-type="float">
            <text:p>2.77979624159914</text:p>
          </table:table-cell>
          <table:table-cell table:formula="of:=IF([.K47]=MAX([.K$2:.K$33];[.K$37:.K$68];[.K$72:.K$103]);&quot;INC&quot;;&quot;&quot;)">
            <text:p/>
          </table:table-cell>
          <table:table-cell table:formula="of:=MAX(255*8*POWER([.$H$37];[.A47])*POWER(0.5;[.J47]);1)" office:value-type="float" office:value="341.422635814044" calcext:value-type="float">
            <text:p>341.422635814044</text:p>
          </table:table-cell>
          <table:table-cell table:formula="of:=COM.MICROSOFT.CONCAT(TEXT(CEILING([.M47];1);&quot;0&quot;);&quot;,&quot;)" office:value-type="string" office:string-value="342," calcext:value-type="string">
            <text:p>342,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.46323562633347" calcext:value-type="float">
            <text:p>2.46323562633347</text:p>
          </table:table-cell>
          <table:table-cell office:value-type="float" office:value="4.6929026981696" calcext:value-type="float">
            <text:p>4.6929026981696</text:p>
          </table:table-cell>
          <table:table-cell office:value-type="float" office:value="2.1663108498481" calcext:value-type="float">
            <text:p>2.16631084984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8]*POWER(0.5;[.J48])" office:value-type="float" office:value="2.3464513490848" calcext:value-type="float">
            <text:p>2.3464513490848</text:p>
          </table:table-cell>
          <table:table-cell table:formula="of:=IF([.K48]=MAX([.K$2:.K$33];[.K$37:.K$68];[.K$72:.K$103]);&quot;INC&quot;;&quot;&quot;)">
            <text:p/>
          </table:table-cell>
          <table:table-cell table:formula="of:=MAX(255*8*POWER([.$H$37];[.A48])*POWER(0.5;[.J48]);1)" office:value-type="float" office:value="306.028254162315" calcext:value-type="float">
            <text:p>306.028254162315</text:p>
          </table:table-cell>
          <table:table-cell table:formula="of:=COM.MICROSOFT.CONCAT(TEXT(CEILING([.M48];1);&quot;0&quot;);&quot;,&quot;)" office:value-type="string" office:string-value="307," calcext:value-type="string">
            <text:p>307,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.36881944393248" calcext:value-type="float">
            <text:p>2.36881944393248</text:p>
          </table:table-cell>
          <table:table-cell office:value-type="float" office:value="4.00644915447918" calcext:value-type="float">
            <text:p>4.00644915447918</text:p>
          </table:table-cell>
          <table:table-cell office:value-type="float" office:value="2.00161163927451" calcext:value-type="float">
            <text:p>2.001611639274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*POWER(0.5;[.J49])" office:value-type="float" office:value="4.00644915447918" calcext:value-type="float">
            <text:p>4.00644915447918</text:p>
          </table:table-cell>
          <table:table-cell table:formula="of:=IF([.K49]=MAX([.K$2:.K$33];[.K$37:.K$68];[.K$72:.K$103]);&quot;INC&quot;;&quot;&quot;)">
            <text:p/>
          </table:table-cell>
          <table:table-cell table:formula="of:=MAX(255*8*POWER([.$H$37];[.A49])*POWER(0.5;[.J49]);1)" office:value-type="float" office:value="548.606228888951" calcext:value-type="float">
            <text:p>548.606228888951</text:p>
          </table:table-cell>
          <table:table-cell table:formula="of:=COM.MICROSOFT.CONCAT(TEXT(CEILING([.M49];1);&quot;0&quot;);&quot;,&quot;)" office:value-type="string" office:string-value="549," calcext:value-type="string">
            <text:p>54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.2854707268938" calcext:value-type="float">
            <text:p>2.2854707268938</text:p>
          </table:table-cell>
          <table:table-cell office:value-type="float" office:value="3.4569689589025" calcext:value-type="float">
            <text:p>3.4569689589025</text:p>
          </table:table-cell>
          <table:table-cell office:value-type="float" office:value="1.85929259636629" calcext:value-type="float">
            <text:p>1.859292596366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*POWER(0.5;[.J50])" office:value-type="float" office:value="3.4569689589025" calcext:value-type="float">
            <text:p>3.4569689589025</text:p>
          </table:table-cell>
          <table:table-cell table:formula="of:=IF([.K50]=MAX([.K$2:.K$33];[.K$37:.K$68];[.K$72:.K$103]);&quot;INC&quot;;&quot;&quot;)">
            <text:p/>
          </table:table-cell>
          <table:table-cell table:formula="of:=MAX(255*8*POWER([.$H$37];[.A50])*POWER(0.5;[.J50]);1)" office:value-type="float" office:value="491.733672107485" calcext:value-type="float">
            <text:p>491.733672107485</text:p>
          </table:table-cell>
          <table:table-cell table:formula="of:=COM.MICROSOFT.CONCAT(TEXT(CEILING([.M50];1);&quot;0&quot;);&quot;,&quot;)" office:value-type="string" office:string-value="492," calcext:value-type="string">
            <text:p>492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.21106535918919" calcext:value-type="float">
            <text:p>2.21106535918919</text:p>
          </table:table-cell>
          <table:table-cell office:value-type="float" office:value="3.00626981236079" calcext:value-type="float">
            <text:p>3.00626981236079</text:p>
          </table:table-cell>
          <table:table-cell office:value-type="float" office:value="1.73385980181813" calcext:value-type="float">
            <text:p>1.733859801818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1]*POWER(0.5;[.J51])" office:value-type="float" office:value="3.00626981236079" calcext:value-type="float">
            <text:p>3.00626981236079</text:p>
          </table:table-cell>
          <table:table-cell table:formula="of:=IF([.K51]=MAX([.K$2:.K$33];[.K$37:.K$68];[.K$72:.K$103]);&quot;INC&quot;;&quot;&quot;)">
            <text:p/>
          </table:table-cell>
          <table:table-cell table:formula="of:=MAX(255*8*POWER([.$H$37];[.A51])*POWER(0.5;[.J51]);1)" office:value-type="float" office:value="440.756942869597" calcext:value-type="float">
            <text:p>440.756942869597</text:p>
          </table:table-cell>
          <table:table-cell table:formula="of:=COM.MICROSOFT.CONCAT(TEXT(CEILING([.M51];1);&quot;0&quot;);&quot;,&quot;)" office:value-type="string" office:string-value="441," calcext:value-type="string">
            <text:p>44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.14472865856666" calcext:value-type="float">
            <text:p>2.14472865856666</text:p>
          </table:table-cell>
          <table:table-cell office:value-type="float" office:value="2.63088816527246" calcext:value-type="float">
            <text:p>2.63088816527246</text:p>
          </table:table-cell>
          <table:table-cell office:value-type="float" office:value="1.62200128399224" calcext:value-type="float">
            <text:p>1.622001283992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*POWER(0.5;[.J52])" office:value-type="float" office:value="2.63088816527246" calcext:value-type="float">
            <text:p>2.63088816527246</text:p>
          </table:table-cell>
          <table:table-cell table:formula="of:=IF([.K52]=MAX([.K$2:.K$33];[.K$37:.K$68];[.K$72:.K$103]);&quot;INC&quot;;&quot;&quot;)">
            <text:p/>
          </table:table-cell>
          <table:table-cell table:formula="of:=MAX(255*8*POWER([.$H$37];[.A52])*POWER(0.5;[.J52]);1)" office:value-type="float" office:value="395.064836327273" calcext:value-type="float">
            <text:p>395.064836327273</text:p>
          </table:table-cell>
          <table:table-cell table:formula="of:=COM.MICROSOFT.CONCAT(TEXT(CEILING([.M52];1);&quot;0&quot;);&quot;,&quot;)" office:value-type="string" office:string-value="396," calcext:value-type="string">
            <text:p>39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.08504702091884" calcext:value-type="float">
            <text:p>2.08504702091884</text:p>
          </table:table-cell>
          <table:table-cell office:value-type="float" office:value="2.31483558804887" calcext:value-type="float">
            <text:p>2.31483558804887</text:p>
          </table:table-cell>
          <table:table-cell office:value-type="float" office:value="1.52145837539148" calcext:value-type="float">
            <text:p>1.521458375391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*POWER(0.5;[.J53])" office:value-type="float" office:value="2.31483558804887" calcext:value-type="float">
            <text:p>2.31483558804887</text:p>
          </table:table-cell>
          <table:table-cell table:formula="of:=IF([.K53]=MAX([.K$2:.K$33];[.K$37:.K$68];[.K$72:.K$103]);&quot;INC&quot;;&quot;&quot;)">
            <text:p/>
          </table:table-cell>
          <table:table-cell table:formula="of:=MAX(255*8*POWER([.$H$37];[.A53])*POWER(0.5;[.J53]);1)" office:value-type="float" office:value="354.109509622569" calcext:value-type="float">
            <text:p>354.109509622569</text:p>
          </table:table-cell>
          <table:table-cell table:formula="of:=COM.MICROSOFT.CONCAT(TEXT(CEILING([.M53];1);&quot;0&quot;);&quot;,&quot;)" office:value-type="string" office:string-value="355," calcext:value-type="string">
            <text:p>35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6.23037317305647E-307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.03020891510752" calcext:value-type="float">
            <text:p>2.03020891510752</text:p>
          </table:table-cell>
          <table:table-cell office:value-type="float" office:value="2.04636560444097" calcext:value-type="float">
            <text:p>2.04636560444097</text:p>
          </table:table-cell>
          <table:table-cell office:value-type="float" office:value="1.43051235731851" calcext:value-type="float">
            <text:p>1.430512357318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*POWER(0.5;[.J54])" office:value-type="float" office:value="2.04636560444097" calcext:value-type="float">
            <text:p>2.04636560444097</text:p>
          </table:table-cell>
          <table:table-cell table:formula="of:=IF([.K54]=MAX([.K$2:.K$33];[.K$37:.K$68];[.K$72:.K$103]);&quot;INC&quot;;&quot;&quot;)">
            <text:p/>
          </table:table-cell>
          <table:table-cell table:formula="of:=MAX(255*8*POWER([.$H$37];[.A54])*POWER(0.5;[.J54]);1)" office:value-type="float" office:value="317.39991331767" calcext:value-type="float">
            <text:p>317.39991331767</text:p>
          </table:table-cell>
          <table:table-cell table:formula="of:=COM.MICROSOFT.CONCAT(TEXT(CEILING([.M54];1);&quot;0&quot;);&quot;,&quot;)" office:value-type="string" office:string-value="318," calcext:value-type="string">
            <text:p>31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.98006472284685" calcext:value-type="float">
            <text:p>1.98006472284685</text:p>
          </table:table-cell>
          <table:table-cell office:value-type="float" office:value="1.81780225821739" calcext:value-type="float">
            <text:p>1.81780225821739</text:p>
          </table:table-cell>
          <table:table-cell office:value-type="float" office:value="1.34825897297863" calcext:value-type="float">
            <text:p>1.348258972978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5]*POWER(0.5;[.J55])" office:value-type="float" office:value="1.81780225821739" calcext:value-type="float">
            <text:p>1.81780225821739</text:p>
          </table:table-cell>
          <table:table-cell table:formula="of:=IF([.K55]=MAX([.K$2:.K$33];[.K$37:.K$68];[.K$72:.K$103]);&quot;INC&quot;;&quot;&quot;)">
            <text:p/>
          </table:table-cell>
          <table:table-cell table:formula="of:=MAX(255*8*POWER([.$H$37];[.A55])*POWER(0.5;[.J55]);1)" office:value-type="float" office:value="284.495903771243" calcext:value-type="float">
            <text:p>284.495903771243</text:p>
          </table:table-cell>
          <table:table-cell table:formula="of:=COM.MICROSOFT.CONCAT(TEXT(CEILING([.M55];1);&quot;0&quot;);&quot;,&quot;)" office:value-type="string" office:string-value="285," calcext:value-type="string">
            <text:p>28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93369803562531" calcext:value-type="float">
            <text:p>1.93369803562531</text:p>
          </table:table-cell>
          <table:table-cell office:value-type="float" office:value="1.61760270635648" calcext:value-type="float">
            <text:p>1.61760270635648</text:p>
          </table:table-cell>
          <table:table-cell office:value-type="float" office:value="1.27185011159196" calcext:value-type="float">
            <text:p>1.271850111591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*POWER(0.5;[.J56])" office:value-type="float" office:value="1.61760270635648" calcext:value-type="float">
            <text:p>1.61760270635648</text:p>
          </table:table-cell>
          <table:table-cell table:formula="of:=IF([.K56]=MAX([.K$2:.K$33];[.K$37:.K$68];[.K$72:.K$103]);&quot;INC&quot;;&quot;&quot;)">
            <text:p/>
          </table:table-cell>
          <table:table-cell table:formula="of:=MAX(255*8*POWER([.$H$37];[.A56])*POWER(0.5;[.J56]);1)" office:value-type="float" office:value="255.002965869148" calcext:value-type="float">
            <text:p>255.002965869148</text:p>
          </table:table-cell>
          <table:table-cell table:formula="of:=COM.MICROSOFT.CONCAT(TEXT(CEILING([.M56];1);&quot;0&quot;);&quot;,&quot;)" office:value-type="string" office:string-value="256," calcext:value-type="string">
            <text:p>25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.89058845116227" calcext:value-type="float">
            <text:p>1.89058845116227</text:p>
          </table:table-cell>
          <table:table-cell office:value-type="float" office:value="1.44182998235134" calcext:value-type="float">
            <text:p>1.44182998235134</text:p>
          </table:table-cell>
          <table:table-cell office:value-type="float" office:value="1.20076225055227" calcext:value-type="float">
            <text:p>1.200762250552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*POWER(0.5;[.J57])" office:value-type="float" office:value="1.44182998235134" calcext:value-type="float">
            <text:p>1.44182998235134</text:p>
          </table:table-cell>
          <table:table-cell table:formula="of:=IF([.K57]=MAX([.K$2:.K$33];[.K$37:.K$68];[.K$72:.K$103]);&quot;INC&quot;;&quot;&quot;)">
            <text:p/>
          </table:table-cell>
          <table:table-cell table:formula="of:=MAX(255*8*POWER([.$H$37];[.A57])*POWER(0.5;[.J57]);1)" office:value-type="float" office:value="228.567482835705" calcext:value-type="float">
            <text:p>228.567482835705</text:p>
          </table:table-cell>
          <table:table-cell table:formula="of:=COM.MICROSOFT.CONCAT(TEXT(CEILING([.M57];1);&quot;0&quot;);&quot;,&quot;)" office:value-type="string" office:string-value="229," calcext:value-type="string">
            <text:p>22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85155181975408" calcext:value-type="float">
            <text:p>1.85155181975408</text:p>
          </table:table-cell>
          <table:table-cell office:value-type="float" office:value="1.29183839884355" calcext:value-type="float">
            <text:p>1.29183839884355</text:p>
          </table:table-cell>
          <table:table-cell office:value-type="float" office:value="1.13659069098931" calcext:value-type="float">
            <text:p>1.136590690989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*POWER(0.5;[.J58])" office:value-type="float" office:value="1.29183839884355" calcext:value-type="float">
            <text:p>1.29183839884355</text:p>
          </table:table-cell>
          <table:table-cell table:formula="of:=IF([.K58]=MAX([.K$2:.K$33];[.K$37:.K$68];[.K$72:.K$103]);&quot;INC&quot;;&quot;&quot;)">
            <text:p/>
          </table:table-cell>
          <table:table-cell table:formula="of:=MAX(255*8*POWER([.$H$37];[.A58])*POWER(0.5;[.J58]);1)" office:value-type="float" office:value="204.872496411113" calcext:value-type="float">
            <text:p>204.872496411113</text:p>
          </table:table-cell>
          <table:table-cell table:formula="of:=COM.MICROSOFT.CONCAT(TEXT(CEILING([.M58];1);&quot;0&quot;);&quot;,&quot;)" office:value-type="string" office:string-value="205," calcext:value-type="string">
            <text:p>20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.81528661186661" calcext:value-type="float">
            <text:p>1.81528661186661</text:p>
          </table:table-cell>
          <table:table-cell office:value-type="float" office:value="1.15688638919911" calcext:value-type="float">
            <text:p>1.15688638919911</text:p>
          </table:table-cell>
          <table:table-cell office:value-type="float" office:value="1.07558653264119" calcext:value-type="float">
            <text:p>1.075586532641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9]*POWER(0.5;[.J59])" office:value-type="float" office:value="1.15688638919911" calcext:value-type="float">
            <text:p>1.15688638919911</text:p>
          </table:table-cell>
          <table:table-cell table:formula="of:=IF([.K59]=MAX([.K$2:.K$33];[.K$37:.K$68];[.K$72:.K$103]);&quot;INC&quot;;&quot;&quot;)">
            <text:p/>
          </table:table-cell>
          <table:table-cell table:formula="of:=MAX(255*8*POWER([.$H$37];[.A59])*POWER(0.5;[.J59]);1)" office:value-type="float" office:value="183.633906560067" calcext:value-type="float">
            <text:p>183.633906560067</text:p>
          </table:table-cell>
          <table:table-cell table:formula="of:=COM.MICROSOFT.CONCAT(TEXT(CEILING([.M59];1);&quot;0&quot;);&quot;,&quot;)" office:value-type="string" office:string-value="184," calcext:value-type="string">
            <text:p>18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78125244106706" calcext:value-type="float">
            <text:p>1.78125244106706</text:p>
          </table:table-cell>
          <table:table-cell office:value-type="float" office:value="1.0404065817416" calcext:value-type="float">
            <text:p>1.0404065817416</text:p>
          </table:table-cell>
          <table:table-cell office:value-type="float" office:value="1.02000322633882" calcext:value-type="float">
            <text:p>1.020003226338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*POWER(0.5;[.J60])" office:value-type="float" office:value="1.0404065817416" calcext:value-type="float">
            <text:p>1.0404065817416</text:p>
          </table:table-cell>
          <table:table-cell table:formula="of:=IF([.K60]=MAX([.K$2:.K$33];[.K$37:.K$68];[.K$72:.K$103]);&quot;INC&quot;;&quot;&quot;)">
            <text:p/>
          </table:table-cell>
          <table:table-cell table:formula="of:=MAX(255*8*POWER([.$H$37];[.A60])*POWER(0.5;[.J60]);1)" office:value-type="float" office:value="164.597065146526" calcext:value-type="float">
            <text:p>164.597065146526</text:p>
          </table:table-cell>
          <table:table-cell table:formula="of:=COM.MICROSOFT.CONCAT(TEXT(CEILING([.M60];1);&quot;0&quot;);&quot;,&quot;)" office:value-type="string" office:string-value="165," calcext:value-type="string">
            <text:p>16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75128066252001" calcext:value-type="float">
            <text:p>1.75128066252001</text:p>
          </table:table-cell>
          <table:table-cell office:value-type="float" office:value="0.938042133945239" calcext:value-type="float">
            <text:p>0.938042133945239</text:p>
          </table:table-cell>
          <table:table-cell office:value-type="float" office:value="0.968525752855978" calcext:value-type="float">
            <text:p>0.9685257528559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*POWER(0.5;[.J61])" office:value-type="float" office:value="0.938042133945239" calcext:value-type="float">
            <text:p>0.938042133945239</text:p>
          </table:table-cell>
          <table:table-cell table:formula="of:=IF([.K61]=MAX([.K$2:.K$33];[.K$37:.K$68];[.K$72:.K$103]);&quot;INC&quot;;&quot;&quot;)">
            <text:p/>
          </table:table-cell>
          <table:table-cell table:formula="of:=MAX(255*8*POWER([.$H$37];[.A61])*POWER(0.5;[.J61]);1)" office:value-type="float" office:value="147.533722733214" calcext:value-type="float">
            <text:p>147.533722733214</text:p>
          </table:table-cell>
          <table:table-cell table:formula="of:=COM.MICROSOFT.CONCAT(TEXT(CEILING([.M61];1);&quot;0&quot;);&quot;,&quot;)" office:value-type="string" office:string-value="148," calcext:value-type="string">
            <text:p>14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72227573957673" calcext:value-type="float">
            <text:p>1.72227573957673</text:p>
          </table:table-cell>
          <table:table-cell office:value-type="float" office:value="0.844584472128933" calcext:value-type="float">
            <text:p>0.844584472128933</text:p>
          </table:table-cell>
          <table:table-cell office:value-type="float" office:value="0.919012770384032" calcext:value-type="float">
            <text:p>0.9190127703840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*POWER(0.5;[.J62])" office:value-type="float" office:value="0.844584472128933" calcext:value-type="float">
            <text:p>0.844584472128933</text:p>
          </table:table-cell>
          <table:table-cell table:formula="of:=IF([.K62]=MAX([.K$2:.K$33];[.K$37:.K$68];[.K$72:.K$103]);&quot;INC&quot;;&quot;&quot;)">
            <text:p/>
          </table:table-cell>
          <table:table-cell table:formula="of:=MAX(255*8*POWER([.$H$37];[.A62])*POWER(0.5;[.J62]);1)" office:value-type="float" office:value="132.239291898335" calcext:value-type="float">
            <text:p>132.239291898335</text:p>
          </table:table-cell>
          <table:table-cell table:formula="of:=COM.MICROSOFT.CONCAT(TEXT(CEILING([.M62];1);&quot;0&quot;);&quot;,&quot;)" office:value-type="string" office:string-value="133," calcext:value-type="string">
            <text:p>133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69586552066649" calcext:value-type="float">
            <text:p>1.69586552066649</text:p>
          </table:table-cell>
          <table:table-cell office:value-type="float" office:value="0.764573763603021" calcext:value-type="float">
            <text:p>0.764573763603021</text:p>
          </table:table-cell>
          <table:table-cell office:value-type="float" office:value="0.874399087146722" calcext:value-type="float">
            <text:p>0.8743990871467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3]*POWER(0.5;[.J63])" office:value-type="float" office:value="0.764573763603021" calcext:value-type="float">
            <text:p>0.764573763603021</text:p>
          </table:table-cell>
          <table:table-cell table:formula="of:=IF([.K63]=MAX([.K$2:.K$33];[.K$37:.K$68];[.K$72:.K$103]);&quot;INC&quot;;&quot;&quot;)">
            <text:p/>
          </table:table-cell>
          <table:table-cell table:formula="of:=MAX(255*8*POWER([.$H$37];[.A63])*POWER(0.5;[.J63]);1)" office:value-type="float" office:value="118.530394257016" calcext:value-type="float">
            <text:p>118.530394257016</text:p>
          </table:table-cell>
          <table:table-cell table:formula="of:=COM.MICROSOFT.CONCAT(TEXT(CEILING([.M63];1);&quot;0&quot;);&quot;,&quot;)" office:value-type="string" office:string-value="119," calcext:value-type="string">
            <text:p>11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67216450312461" calcext:value-type="float">
            <text:p>1.67216450312461</text:p>
          </table:table-cell>
          <table:table-cell office:value-type="float" office:value="0.691885170456949" calcext:value-type="float">
            <text:p>0.691885170456949</text:p>
          </table:table-cell>
          <table:table-cell office:value-type="float" office:value="0.83179635155304" calcext:value-type="float">
            <text:p>0.83179635155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*POWER(0.5;[.J64])" office:value-type="float" office:value="0.691885170456949" calcext:value-type="float">
            <text:p>0.691885170456949</text:p>
          </table:table-cell>
          <table:table-cell table:formula="of:=IF([.K64]=MAX([.K$2:.K$33];[.K$37:.K$68];[.K$72:.K$103]);&quot;INC&quot;;&quot;&quot;)">
            <text:p/>
          </table:table-cell>
          <table:table-cell table:formula="of:=MAX(255*8*POWER([.$H$37];[.A64])*POWER(0.5;[.J64]);1)" office:value-type="float" office:value="106.242661776537" calcext:value-type="float">
            <text:p>106.242661776537</text:p>
          </table:table-cell>
          <table:table-cell table:formula="of:=COM.MICROSOFT.CONCAT(TEXT(CEILING([.M64];1);&quot;0&quot;);&quot;,&quot;)" office:value-type="string" office:string-value="107," calcext:value-type="string">
            <text:p>107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64997507439568" calcext:value-type="float">
            <text:p>1.64997507439568</text:p>
          </table:table-cell>
          <table:table-cell office:value-type="float" office:value="0.629607793503852" calcext:value-type="float">
            <text:p>0.629607793503852</text:p>
          </table:table-cell>
          <table:table-cell office:value-type="float" office:value="0.793478287985155" calcext:value-type="float">
            <text:p>0.7934782879851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*POWER(0.5;[.J65])" office:value-type="float" office:value="0.629607793503852" calcext:value-type="float">
            <text:p>0.629607793503852</text:p>
          </table:table-cell>
          <table:table-cell table:formula="of:=IF([.K65]=MAX([.K$2:.K$33];[.K$37:.K$68];[.K$72:.K$103]);&quot;INC&quot;;&quot;&quot;)">
            <text:p/>
          </table:table-cell>
          <table:table-cell table:formula="of:=MAX(255*8*POWER([.$H$37];[.A65])*POWER(0.5;[.J65]);1)" office:value-type="float" office:value="95.2287660234083" calcext:value-type="float">
            <text:p>95.2287660234083</text:p>
          </table:table-cell>
          <table:table-cell table:formula="of:=COM.MICROSOFT.CONCAT(TEXT(CEILING([.M65];1);&quot;0&quot;);&quot;,&quot;)" office:value-type="string" office:string-value="96," calcext:value-type="string">
            <text:p>9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63066120722411" calcext:value-type="float">
            <text:p>1.63066120722411</text:p>
          </table:table-cell>
          <table:table-cell office:value-type="float" office:value="0.573021503073893" calcext:value-type="float">
            <text:p>0.573021503073893</text:p>
          </table:table-cell>
          <table:table-cell office:value-type="float" office:value="0.75698183800795" calcext:value-type="float">
            <text:p>0.756981838007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*POWER(0.5;[.J66])" office:value-type="float" office:value="0.573021503073893" calcext:value-type="float">
            <text:p>0.573021503073893</text:p>
          </table:table-cell>
          <table:table-cell table:formula="of:=IF([.K66]=MAX([.K$2:.K$33];[.K$37:.K$68];[.K$72:.K$103]);&quot;INC&quot;;&quot;&quot;)">
            <text:p/>
          </table:table-cell>
          <table:table-cell table:formula="of:=MAX(255*8*POWER([.$H$37];[.A66])*POWER(0.5;[.J66]);1)" office:value-type="float" office:value="85.3566517131797" calcext:value-type="float">
            <text:p>85.3566517131797</text:p>
          </table:table-cell>
          <table:table-cell table:formula="of:=COM.MICROSOFT.CONCAT(TEXT(CEILING([.M66];1);&quot;0&quot;);&quot;,&quot;)" office:value-type="string" office:string-value="86," calcext:value-type="string">
            <text:p>8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6130778446851" calcext:value-type="float">
            <text:p>1.6130778446851</text:p>
          </table:table-cell>
          <table:table-cell office:value-type="float" office:value="0.52497651127712" calcext:value-type="float">
            <text:p>0.52497651127712</text:p>
          </table:table-cell>
          <table:table-cell office:value-type="float" office:value="0.724552628369478" calcext:value-type="float">
            <text:p>0.7245526283694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7]*POWER(0.5;[.J67])" office:value-type="float" office:value="0.52497651127712" calcext:value-type="float">
            <text:p>0.52497651127712</text:p>
          </table:table-cell>
          <table:table-cell table:formula="of:=IF([.K67]=MAX([.K$2:.K$33];[.K$37:.K$68];[.K$72:.K$103]);&quot;INC&quot;;&quot;&quot;)">
            <text:p/>
          </table:table-cell>
          <table:table-cell table:formula="of:=MAX(255*8*POWER([.$H$37];[.A67])*POWER(0.5;[.J67]);1)" office:value-type="float" office:value="76.5079533834781" calcext:value-type="float">
            <text:p>76.5079533834781</text:p>
          </table:table-cell>
          <table:table-cell table:formula="of:=COM.MICROSOFT.CONCAT(TEXT(CEILING([.M67];1);&quot;0&quot;);&quot;,&quot;)" office:value-type="string" office:string-value="77," calcext:value-type="string">
            <text:p>77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59842477752083" calcext:value-type="float">
            <text:p>1.59842477752083</text:p>
          </table:table-cell>
          <table:table-cell office:value-type="float" office:value="0.483288166342945" calcext:value-type="float">
            <text:p>0.483288166342945</text:p>
          </table:table-cell>
          <table:table-cell office:value-type="float" office:value="0.695189302523381" calcext:value-type="float">
            <text:p>0.6951893025233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*POWER(0.5;[.J68])" office:value-type="float" office:value="0.483288166342945" calcext:value-type="float">
            <text:p>0.483288166342945</text:p>
          </table:table-cell>
          <table:table-cell table:formula="of:=IF([.K68]=MAX([.K$2:.K$33];[.K$37:.K$68];[.K$72:.K$103]);&quot;INC&quot;;&quot;&quot;)">
            <text:p/>
          </table:table-cell>
          <table:table-cell table:formula="of:=MAX(255*8*POWER([.$H$37];[.A68])*POWER(0.5;[.J68]);1)" office:value-type="float" office:value="68.5765762063584" calcext:value-type="float">
            <text:p>68.5765762063584</text:p>
          </table:table-cell>
          <table:table-cell table:formula="of:=COM.MICROSOFT.CONCAT(TEXT(CEILING([.M68];1);&quot;0&quot;);&quot;,&quot;)" office:value-type="string" office:string-value="69," calcext:value-type="string">
            <text:p>6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/>
          <table:table-cell table:number-columns-repeated="11"/>
          <table:table-cell office:value-type="string" calcext:value-type="string">
            <text:p>};</text:p>
          </table:table-cell>
          <table:table-cell table:number-columns-repeated="6"/>
        </table:table-row>
        <table:table-row table:style-name="ro2">
          <table:table-cell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V Index</text:p>
          </table:table-cell>
          <table:table-cell office:value-type="string" calcext:value-type="string">
            <text:p>V min</text:p>
          </table:table-cell>
          <table:table-cell office:value-type="string" calcext:value-type="string">
            <text:p>V max</text:p>
          </table:table-cell>
          <table:table-cell office:value-type="string" calcext:value-type="string">
            <text:p>V range</text:p>
          </table:table-cell>
          <table:table-cell office:value-type="string" calcext:value-type="string">
            <text:p>V mean</text:p>
          </table:table-cell>
          <table:table-cell office:value-type="string" calcext:value-type="string">
            <text:p>V variance</text:p>
          </table:table-cell>
          <table:table-cell office:value-type="string" calcext:value-type="string">
            <text:p>V std dev</text:p>
          </table:table-cell>
          <table:table-cell office:value-type="string" calcext:value-type="string">
            <text:p>V decay</text:p>
          </table:table-cell>
          <table:table-cell office:value-type="string" calcext:value-type="string">
            <text:p>V base</text:p>
          </table:table-cell>
          <table:table-cell office:value-type="string" calcext:value-type="string">
            <text:p>V bit allocation</text:p>
          </table:table-cell>
          <table:table-cell office:value-type="string" calcext:value-type="string">
            <text:p>Scaled variance</text:p>
          </table:table-cell>
          <table:table-cell table:number-columns-repeated="2"/>
          <table:table-cell table:style-name="ce9" office:value-type="string" calcext:value-type="string">
            <text:p><text:span text:style-name="T3">static</text:span><text:span text:style-name="T4"> </text:span><text:span text:style-name="T5">double</text:span><text:span text:style-name="T4"> s_quantV[32] = {</text:span></text:p>
          </table:table-cell>
          <table:table-cell/>
          <table:table-cell table:number-columns-repeated="5" office:value-type="string" calcext:value-type="string">
            <text:p>V bit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234.966480638716" calcext:value-type="float">
            <text:p>234.966480638716</text:p>
          </table:table-cell>
          <table:table-cell office:value-type="float" office:value="60578.6241767756" calcext:value-type="float">
            <text:p>60578.6241767756</text:p>
          </table:table-cell>
          <table:table-cell office:value-type="float" office:value="246.127251999399" calcext:value-type="float">
            <text:p>246.127251999399</text:p>
          </table:table-cell>
          <table:table-cell table:number-matrix-columns-spanned="2" table:number-matrix-rows-spanned="1" table:formula="of:=LOGEST([.D72:.D103];[.A72:.A103];1)" office:value-type="float" office:value="0.897340618787505" calcext:value-type="float">
            <text:p>0.897340618787505</text:p>
          </table:table-cell>
          <table:table-cell office:value-type="float" office:value="426.15369620363" calcext:value-type="float">
            <text:p>426.15369620363</text:p>
          </table:table-cell>
          <table:table-cell office:value-type="float" office:value="14" calcext:value-type="float">
            <text:p>14</text:p>
          </table:table-cell>
          <table:table-cell table:formula="of:=[.F72]*POWER(0.5;[.J72])" office:value-type="float" office:value="3.69742579203953" calcext:value-type="float">
            <text:p>3.69742579203953</text:p>
          </table:table-cell>
          <table:table-cell table:formula="of:=IF([.K72]=MAX([.K$2:.K$33];[.K$37:.K$68];[.K$72:.K$103]);&quot;INC&quot;;&quot;&quot;)">
            <text:p/>
          </table:table-cell>
          <table:table-cell table:formula="of:=MAX(255*8*POWER([.$H$72];[.A72])*POWER(0.5;[.J72]);8)" office:value-type="float" office:value="8" calcext:value-type="float">
            <text:p>8</text:p>
          </table:table-cell>
          <table:table-cell table:formula="of:=COM.MICROSOFT.CONCAT(TEXT(CEILING([.M72];1);&quot;0&quot;);&quot;,&quot;)" office:value-type="string" office:string-value="8," calcext:value-type="string">
            <text:p>8,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16.7532939254301" calcext:value-type="float">
            <text:p>16.7532939254301</text:p>
          </table:table-cell>
          <table:table-cell office:value-type="float" office:value="617.61939120778" calcext:value-type="float">
            <text:p>617.61939120778</text:p>
          </table:table-cell>
          <table:table-cell office:value-type="float" office:value="24.8519494448178" calcext:value-type="float">
            <text:p>24.85194944481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73]*POWER(0.5;[.J73])" office:value-type="float" office:value="2.41257574690539" calcext:value-type="float">
            <text:p>2.41257574690539</text:p>
          </table:table-cell>
          <table:table-cell table:formula="of:=IF([.K73]=MAX([.K$2:.K$33];[.K$37:.K$68];[.K$72:.K$103]);&quot;INC&quot;;&quot;&quot;)">
            <text:p/>
          </table:table-cell>
          <table:table-cell table:formula="of:=MAX(255*8*POWER([.$H$72];[.A73])*POWER(0.5;[.J73]);1)" office:value-type="float" office:value="7.15068305596293" calcext:value-type="float">
            <text:p>7.15068305596293</text:p>
          </table:table-cell>
          <table:table-cell table:formula="of:=COM.MICROSOFT.CONCAT(TEXT(CEILING([.M73];1);&quot;0&quot;);&quot;,&quot;)" office:value-type="string" office:string-value="8," calcext:value-type="string">
            <text:p>8,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6.09752607272403" calcext:value-type="float">
            <text:p>6.09752607272403</text:p>
          </table:table-cell>
          <table:table-cell office:value-type="float" office:value="70.9553277465942" calcext:value-type="float">
            <text:p>70.9553277465942</text:p>
          </table:table-cell>
          <table:table-cell office:value-type="float" office:value="8.42349854553286" calcext:value-type="float">
            <text:p>8.423498545532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74]*POWER(0.5;[.J74])" office:value-type="float" office:value="2.21735399208107" calcext:value-type="float">
            <text:p>2.21735399208107</text:p>
          </table:table-cell>
          <table:table-cell table:formula="of:=IF([.K74]=MAX([.K$2:.K$33];[.K$37:.K$68];[.K$72:.K$103]);&quot;INC&quot;;&quot;&quot;)">
            <text:p/>
          </table:table-cell>
          <table:table-cell table:formula="of:=MAX(255*8*POWER([.$H$72];[.A74])*POWER(0.5;[.J74]);1)" office:value-type="float" office:value="51.3327868655288" calcext:value-type="float">
            <text:p>51.3327868655288</text:p>
          </table:table-cell>
          <table:table-cell table:formula="of:=COM.MICROSOFT.CONCAT(TEXT(CEILING([.M74];1);&quot;0&quot;);&quot;,&quot;)" office:value-type="string" office:string-value="52," calcext:value-type="string">
            <text:p>52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4.20556516896222" calcext:value-type="float">
            <text:p>4.20556516896222</text:p>
          </table:table-cell>
          <table:table-cell office:value-type="float" office:value="31.4166652349442" calcext:value-type="float">
            <text:p>31.4166652349442</text:p>
          </table:table-cell>
          <table:table-cell office:value-type="float" office:value="5.60505711254972" calcext:value-type="float">
            <text:p>5.60505711254972</text:p>
          </table:table-cell>
          <table:table-cell office:value-type="string" calcext:value-type="string">
            <text:p>V bpp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75]*POWER(0.5;[.J75])" office:value-type="float" office:value="3.92708315436802" calcext:value-type="float">
            <text:p>3.92708315436802</text:p>
          </table:table-cell>
          <table:table-cell table:formula="of:=IF([.K75]=MAX([.K$2:.K$33];[.K$37:.K$68];[.K$72:.K$103]);&quot;INC&quot;;&quot;&quot;)">
            <text:p/>
          </table:table-cell>
          <table:table-cell table:formula="of:=MAX(255*8*POWER([.$H$72];[.A75])*POWER(0.5;[.J75]);1)" office:value-type="float" office:value="184.251978920003" calcext:value-type="float">
            <text:p>184.251978920003</text:p>
          </table:table-cell>
          <table:table-cell table:formula="of:=COM.MICROSOFT.CONCAT(TEXT(CEILING([.M75];1);&quot;0&quot;);&quot;,&quot;)" office:value-type="string" office:string-value="185," calcext:value-type="string">
            <text:p>185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3.24697959922955" calcext:value-type="float">
            <text:p>3.24697959922955</text:p>
          </table:table-cell>
          <table:table-cell office:value-type="float" office:value="16.8206825627114" calcext:value-type="float">
            <text:p>16.8206825627114</text:p>
          </table:table-cell>
          <table:table-cell office:value-type="float" office:value="4.10130254464499" calcext:value-type="float">
            <text:p>4.10130254464499</text:p>
          </table:table-cell>
          <table:table-cell table:formula="of:=SUM([.J72:.J103])/64" office:value-type="float" office:value="0.578125" calcext:value-type="float">
            <text:p>0.5781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76]*POWER(0.5;[.J76])" office:value-type="float" office:value="2.10258532033893" calcext:value-type="float">
            <text:p>2.10258532033893</text:p>
          </table:table-cell>
          <table:table-cell table:formula="of:=IF([.K76]=MAX([.K$2:.K$33];[.K$37:.K$68];[.K$72:.K$103]);&quot;INC&quot;;&quot;&quot;)">
            <text:p/>
          </table:table-cell>
          <table:table-cell table:formula="of:=MAX(255*8*POWER([.$H$72];[.A76])*POWER(0.5;[.J76]);1)" office:value-type="float" office:value="165.336784776898" calcext:value-type="float">
            <text:p>165.336784776898</text:p>
          </table:table-cell>
          <table:table-cell table:formula="of:=COM.MICROSOFT.CONCAT(TEXT(CEILING([.M76];1);&quot;0&quot;);&quot;,&quot;)" office:value-type="string" office:string-value="166," calcext:value-type="string">
            <text:p>166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.72837847238365" calcext:value-type="float">
            <text:p>2.72837847238365</text:p>
          </table:table-cell>
          <table:table-cell office:value-type="float" office:value="10.4578171000126" calcext:value-type="float">
            <text:p>10.4578171000126</text:p>
          </table:table-cell>
          <table:table-cell office:value-type="float" office:value="3.23385483595238" calcext:value-type="float">
            <text:p>3.233854835952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77]*POWER(0.5;[.J77])" office:value-type="float" office:value="2.61445427500314" calcext:value-type="float">
            <text:p>2.61445427500314</text:p>
          </table:table-cell>
          <table:table-cell table:formula="of:=IF([.K77]=MAX([.K$2:.K$33];[.K$37:.K$68];[.K$72:.K$103]);&quot;INC&quot;;&quot;&quot;)">
            <text:p/>
          </table:table-cell>
          <table:table-cell table:formula="of:=MAX(255*8*POWER([.$H$72];[.A77])*POWER(0.5;[.J77]);1)" office:value-type="float" office:value="296.726825520076" calcext:value-type="float">
            <text:p>296.726825520076</text:p>
          </table:table-cell>
          <table:table-cell table:formula="of:=COM.MICROSOFT.CONCAT(TEXT(CEILING([.M77];1);&quot;0&quot;);&quot;,&quot;)" office:value-type="string" office:string-value="297," calcext:value-type="string">
            <text:p>297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2.41986313840858" calcext:value-type="float">
            <text:p>2.41986313840858</text:p>
          </table:table-cell>
          <table:table-cell office:value-type="float" office:value="7.14592512982323" calcext:value-type="float">
            <text:p>7.14592512982323</text:p>
          </table:table-cell>
          <table:table-cell office:value-type="float" office:value="2.67318632530978" calcext:value-type="float">
            <text:p>2.673186325309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78]*POWER(0.5;[.J78])" office:value-type="float" office:value="3.57296256491161" calcext:value-type="float">
            <text:p>3.57296256491161</text:p>
          </table:table-cell>
          <table:table-cell table:formula="of:=IF([.K78]=MAX([.K$2:.K$33];[.K$37:.K$68];[.K$72:.K$103]);&quot;INC&quot;;&quot;&quot;)">
            <text:p/>
          </table:table-cell>
          <table:table-cell table:formula="of:=MAX(255*8*POWER([.$H$72];[.A78])*POWER(0.5;[.J78]);1)" office:value-type="float" office:value="532.530066446075" calcext:value-type="float">
            <text:p>532.530066446075</text:p>
          </table:table-cell>
          <table:table-cell table:formula="of:=COM.MICROSOFT.CONCAT(TEXT(CEILING([.M78];1);&quot;0&quot;);&quot;,&quot;)" office:value-type="string" office:string-value="533," calcext:value-type="string">
            <text:p>533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2.22234491708288" calcext:value-type="float">
            <text:p>2.22234491708288</text:p>
          </table:table-cell>
          <table:table-cell office:value-type="float" office:value="5.22663706003167" calcext:value-type="float">
            <text:p>5.22663706003167</text:p>
          </table:table-cell>
          <table:table-cell office:value-type="float" office:value="2.2861839514859" calcext:value-type="float">
            <text:p>2.28618395148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79]*POWER(0.5;[.J79])" office:value-type="float" office:value="2.61331853001583" calcext:value-type="float">
            <text:p>2.61331853001583</text:p>
          </table:table-cell>
          <table:table-cell table:formula="of:=IF([.K79]=MAX([.K$2:.K$33];[.K$37:.K$68];[.K$72:.K$103]);&quot;INC&quot;;&quot;&quot;)">
            <text:p/>
          </table:table-cell>
          <table:table-cell table:formula="of:=MAX(255*8*POWER([.$H$72];[.A79])*POWER(0.5;[.J79]);1)" office:value-type="float" office:value="477.860859347672" calcext:value-type="float">
            <text:p>477.860859347672</text:p>
          </table:table-cell>
          <table:table-cell table:formula="of:=COM.MICROSOFT.CONCAT(TEXT(CEILING([.M79];1);&quot;0&quot;);&quot;,&quot;)" office:value-type="string" office:string-value="478," calcext:value-type="string">
            <text:p>478,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2.08853431745828" calcext:value-type="float">
            <text:p>2.08853431745828</text:p>
          </table:table-cell>
          <table:table-cell office:value-type="float" office:value="4.01504652955091" calcext:value-type="float">
            <text:p>4.01504652955091</text:p>
          </table:table-cell>
          <table:table-cell office:value-type="float" office:value="2.0037581015559" calcext:value-type="float">
            <text:p>2.00375810155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0]*POWER(0.5;[.J80])" office:value-type="float" office:value="4.01504652955091" calcext:value-type="float">
            <text:p>4.01504652955091</text:p>
          </table:table-cell>
          <table:table-cell table:formula="of:=IF([.K80]=MAX([.K$2:.K$33];[.K$37:.K$68];[.K$72:.K$103]);&quot;INC&quot;;&quot;&quot;)">
            <text:p/>
          </table:table-cell>
          <table:table-cell table:formula="of:=MAX(255*8*POWER([.$H$72];[.A80])*POWER(0.5;[.J80]);1)" office:value-type="float" office:value="857.607918442738" calcext:value-type="float">
            <text:p>857.607918442738</text:p>
          </table:table-cell>
          <table:table-cell table:formula="of:=COM.MICROSOFT.CONCAT(TEXT(CEILING([.M80];1);&quot;0&quot;);&quot;,&quot;)" office:value-type="string" office:string-value="858," calcext:value-type="string">
            <text:p>85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.99365552751268" calcext:value-type="float">
            <text:p>1.99365552751268</text:p>
          </table:table-cell>
          <table:table-cell office:value-type="float" office:value="3.20518029980816" calcext:value-type="float">
            <text:p>3.20518029980816</text:p>
          </table:table-cell>
          <table:table-cell office:value-type="float" office:value="1.79030173429178" calcext:value-type="float">
            <text:p>1.790301734291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1]*POWER(0.5;[.J81])" office:value-type="float" office:value="3.20518029980816" calcext:value-type="float">
            <text:p>3.20518029980816</text:p>
          </table:table-cell>
          <table:table-cell table:formula="of:=IF([.K81]=MAX([.K$2:.K$33];[.K$37:.K$68];[.K$72:.K$103]);&quot;INC&quot;;&quot;&quot;)">
            <text:p/>
          </table:table-cell>
          <table:table-cell table:formula="of:=MAX(255*8*POWER([.$H$72];[.A81])*POWER(0.5;[.J81]);1)" office:value-type="float" office:value="769.566420212471" calcext:value-type="float">
            <text:p>769.566420212471</text:p>
          </table:table-cell>
          <table:table-cell table:formula="of:=COM.MICROSOFT.CONCAT(TEXT(CEILING([.M81];1);&quot;0&quot;);&quot;,&quot;)" office:value-type="string" office:string-value="770," calcext:value-type="string">
            <text:p>770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.92430691434006" calcext:value-type="float">
            <text:p>1.92430691434006</text:p>
          </table:table-cell>
          <table:table-cell office:value-type="float" office:value="2.64504709802794" calcext:value-type="float">
            <text:p>2.64504709802794</text:p>
          </table:table-cell>
          <table:table-cell office:value-type="float" office:value="1.62636007637544" calcext:value-type="float">
            <text:p>1.626360076375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2]*POWER(0.5;[.J82])" office:value-type="float" office:value="2.64504709802794" calcext:value-type="float">
            <text:p>2.64504709802794</text:p>
          </table:table-cell>
          <table:table-cell table:formula="of:=IF([.K82]=MAX([.K$2:.K$33];[.K$37:.K$68];[.K$72:.K$103]);&quot;INC&quot;;&quot;&quot;)">
            <text:p/>
          </table:table-cell>
          <table:table-cell table:formula="of:=MAX(255*8*POWER([.$H$72];[.A82])*POWER(0.5;[.J82]);1)" office:value-type="float" office:value="690.563207711543" calcext:value-type="float">
            <text:p>690.563207711543</text:p>
          </table:table-cell>
          <table:table-cell table:formula="of:=COM.MICROSOFT.CONCAT(TEXT(CEILING([.M82];1);&quot;0&quot;);&quot;,&quot;)" office:value-type="string" office:string-value="691," calcext:value-type="string">
            <text:p>69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.87174329309796" calcext:value-type="float">
            <text:p>1.87174329309796</text:p>
          </table:table-cell>
          <table:table-cell office:value-type="float" office:value="2.2477896896281" calcext:value-type="float">
            <text:p>2.2477896896281</text:p>
          </table:table-cell>
          <table:table-cell office:value-type="float" office:value="1.4992630488437" calcext:value-type="float">
            <text:p>1.49926304884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3]*POWER(0.5;[.J83])" office:value-type="float" office:value="2.2477896896281" calcext:value-type="float">
            <text:p>2.2477896896281</text:p>
          </table:table-cell>
          <table:table-cell table:formula="of:=IF([.K83]=MAX([.K$2:.K$33];[.K$37:.K$68];[.K$72:.K$103]);&quot;INC&quot;;&quot;&quot;)">
            <text:p/>
          </table:table-cell>
          <table:table-cell table:formula="of:=MAX(255*8*POWER([.$H$72];[.A83])*POWER(0.5;[.J83]);1)" office:value-type="float" office:value="619.670416119761" calcext:value-type="float">
            <text:p>619.670416119761</text:p>
          </table:table-cell>
          <table:table-cell table:formula="of:=COM.MICROSOFT.CONCAT(TEXT(CEILING([.M83];1);&quot;0&quot;);&quot;,&quot;)" office:value-type="string" office:string-value="620," calcext:value-type="string">
            <text:p>620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.83061977997748" calcext:value-type="float">
            <text:p>1.83061977997748</text:p>
          </table:table-cell>
          <table:table-cell office:value-type="float" office:value="1.94630992425302" calcext:value-type="float">
            <text:p>1.94630992425302</text:p>
          </table:table-cell>
          <table:table-cell office:value-type="float" office:value="1.39510211965039" calcext:value-type="float">
            <text:p>1.395102119650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4]*POWER(0.5;[.J84])" office:value-type="float" office:value="1.94630992425302" calcext:value-type="float">
            <text:p>1.94630992425302</text:p>
          </table:table-cell>
          <table:table-cell table:formula="of:=IF([.K84]=MAX([.K$2:.K$33];[.K$37:.K$68];[.K$72:.K$103]);&quot;INC&quot;;&quot;&quot;)">
            <text:p/>
          </table:table-cell>
          <table:table-cell table:formula="of:=MAX(255*8*POWER([.$H$72];[.A84])*POWER(0.5;[.J84]);1)" office:value-type="float" office:value="556.055434645217" calcext:value-type="float">
            <text:p>556.055434645217</text:p>
          </table:table-cell>
          <table:table-cell table:formula="of:=COM.MICROSOFT.CONCAT(TEXT(CEILING([.M84];1);&quot;0&quot;);&quot;,&quot;)" office:value-type="string" office:string-value="557," calcext:value-type="string">
            <text:p>557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.79868049626037" calcext:value-type="float">
            <text:p>1.79868049626037</text:p>
          </table:table-cell>
          <table:table-cell office:value-type="float" office:value="1.72002308826788" calcext:value-type="float">
            <text:p>1.72002308826788</text:p>
          </table:table-cell>
          <table:table-cell office:value-type="float" office:value="1.31149650715047" calcext:value-type="float">
            <text:p>1.311496507150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5]*POWER(0.5;[.J85])" office:value-type="float" office:value="1.72002308826788" calcext:value-type="float">
            <text:p>1.72002308826788</text:p>
          </table:table-cell>
          <table:table-cell table:formula="of:=IF([.K85]=MAX([.K$2:.K$33];[.K$37:.K$68];[.K$72:.K$103]);&quot;INC&quot;;&quot;&quot;)">
            <text:p/>
          </table:table-cell>
          <table:table-cell table:formula="of:=MAX(255*8*POWER([.$H$72];[.A85])*POWER(0.5;[.J85]);1)" office:value-type="float" office:value="498.971127804694" calcext:value-type="float">
            <text:p>498.971127804694</text:p>
          </table:table-cell>
          <table:table-cell table:formula="of:=COM.MICROSOFT.CONCAT(TEXT(CEILING([.M85];1);&quot;0&quot;);&quot;,&quot;)" office:value-type="string" office:string-value="499," calcext:value-type="string">
            <text:p>49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.77259107349464" calcext:value-type="float">
            <text:p>1.77259107349464</text:p>
          </table:table-cell>
          <table:table-cell office:value-type="float" office:value="1.53680040297081" calcext:value-type="float">
            <text:p>1.53680040297081</text:p>
          </table:table-cell>
          <table:table-cell office:value-type="float" office:value="1.23967753991545" calcext:value-type="float">
            <text:p>1.239677539915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6]*POWER(0.5;[.J86])" office:value-type="float" office:value="1.53680040297081" calcext:value-type="float">
            <text:p>1.53680040297081</text:p>
          </table:table-cell>
          <table:table-cell table:formula="of:=IF([.K86]=MAX([.K$2:.K$33];[.K$37:.K$68];[.K$72:.K$103]);&quot;INC&quot;;&quot;&quot;)">
            <text:p/>
          </table:table-cell>
          <table:table-cell table:formula="of:=MAX(255*8*POWER([.$H$72];[.A86])*POWER(0.5;[.J86]);1)" office:value-type="float" office:value="447.747060581364" calcext:value-type="float">
            <text:p>447.747060581364</text:p>
          </table:table-cell>
          <table:table-cell table:formula="of:=COM.MICROSOFT.CONCAT(TEXT(CEILING([.M86];1);&quot;0&quot;);&quot;,&quot;)" office:value-type="string" office:string-value="448," calcext:value-type="string">
            <text:p>44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.7506963048732" calcext:value-type="float">
            <text:p>1.7506963048732</text:p>
          </table:table-cell>
          <table:table-cell office:value-type="float" office:value="1.39452712284538" calcext:value-type="float">
            <text:p>1.39452712284538</text:p>
          </table:table-cell>
          <table:table-cell office:value-type="float" office:value="1.18090097927192" calcext:value-type="float">
            <text:p>1.180900979271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7]*POWER(0.5;[.J87])" office:value-type="float" office:value="1.39452712284538" calcext:value-type="float">
            <text:p>1.39452712284538</text:p>
          </table:table-cell>
          <table:table-cell table:formula="of:=IF([.K87]=MAX([.K$2:.K$33];[.K$37:.K$68];[.K$72:.K$103]);&quot;INC&quot;;&quot;&quot;)">
            <text:p/>
          </table:table-cell>
          <table:table-cell table:formula="of:=MAX(255*8*POWER([.$H$72];[.A87])*POWER(0.5;[.J87]);1)" office:value-type="float" office:value="401.781624402367" calcext:value-type="float">
            <text:p>401.781624402367</text:p>
          </table:table-cell>
          <table:table-cell table:formula="of:=COM.MICROSOFT.CONCAT(TEXT(CEILING([.M87];1);&quot;0&quot;);&quot;,&quot;)" office:value-type="string" office:string-value="402," calcext:value-type="string">
            <text:p>402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.73217839774313" calcext:value-type="float">
            <text:p>1.73217839774313</text:p>
          </table:table-cell>
          <table:table-cell office:value-type="float" office:value="1.27393363160348" calcext:value-type="float">
            <text:p>1.27393363160348</text:p>
          </table:table-cell>
          <table:table-cell office:value-type="float" office:value="1.12868668442729" calcext:value-type="float">
            <text:p>1.128686684427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8]*POWER(0.5;[.J88])" office:value-type="float" office:value="1.27393363160348" calcext:value-type="float">
            <text:p>1.27393363160348</text:p>
          </table:table-cell>
          <table:table-cell table:formula="of:=IF([.K88]=MAX([.K$2:.K$33];[.K$37:.K$68];[.K$72:.K$103]);&quot;INC&quot;;&quot;&quot;)">
            <text:p/>
          </table:table-cell>
          <table:table-cell table:formula="of:=MAX(255*8*POWER([.$H$72];[.A88])*POWER(0.5;[.J88]);1)" office:value-type="float" office:value="360.534971458669" calcext:value-type="float">
            <text:p>360.534971458669</text:p>
          </table:table-cell>
          <table:table-cell table:formula="of:=COM.MICROSOFT.CONCAT(TEXT(CEILING([.M88];1);&quot;0&quot;);&quot;,&quot;)" office:value-type="string" office:string-value="361," calcext:value-type="string">
            <text:p>36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.71611403645533" calcext:value-type="float">
            <text:p>1.71611403645533</text:p>
          </table:table-cell>
          <table:table-cell office:value-type="float" office:value="1.17553215497528" calcext:value-type="float">
            <text:p>1.17553215497528</text:p>
          </table:table-cell>
          <table:table-cell office:value-type="float" office:value="1.08421960643371" calcext:value-type="float">
            <text:p>1.084219606433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9]*POWER(0.5;[.J89])" office:value-type="float" office:value="1.17553215497528" calcext:value-type="float">
            <text:p>1.17553215497528</text:p>
          </table:table-cell>
          <table:table-cell table:formula="of:=IF([.K89]=MAX([.K$2:.K$33];[.K$37:.K$68];[.K$72:.K$103]);&quot;INC&quot;;&quot;&quot;)">
            <text:p/>
          </table:table-cell>
          <table:table-cell table:formula="of:=MAX(255*8*POWER([.$H$72];[.A89])*POWER(0.5;[.J89]);1)" office:value-type="float" office:value="323.522674383258" calcext:value-type="float">
            <text:p>323.522674383258</text:p>
          </table:table-cell>
          <table:table-cell table:formula="of:=COM.MICROSOFT.CONCAT(TEXT(CEILING([.M89];1);&quot;0&quot;);&quot;,&quot;)" office:value-type="string" office:string-value="324," calcext:value-type="string">
            <text:p>32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.70189464693318" calcext:value-type="float">
            <text:p>1.70189464693318</text:p>
          </table:table-cell>
          <table:table-cell office:value-type="float" office:value="1.08841824408173" calcext:value-type="float">
            <text:p>1.08841824408173</text:p>
          </table:table-cell>
          <table:table-cell office:value-type="float" office:value="1.04327285217326" calcext:value-type="float">
            <text:p>1.043272852173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0]*POWER(0.5;[.J90])" office:value-type="float" office:value="1.08841824408173" calcext:value-type="float">
            <text:p>1.08841824408173</text:p>
          </table:table-cell>
          <table:table-cell table:formula="of:=IF([.K90]=MAX([.K$2:.K$33];[.K$37:.K$68];[.K$72:.K$103]);&quot;INC&quot;;&quot;&quot;)">
            <text:p/>
          </table:table-cell>
          <table:table-cell table:formula="of:=MAX(255*8*POWER([.$H$72];[.A90])*POWER(0.5;[.J90]);1)" office:value-type="float" office:value="290.310036822861" calcext:value-type="float">
            <text:p>290.310036822861</text:p>
          </table:table-cell>
          <table:table-cell table:formula="of:=COM.MICROSOFT.CONCAT(TEXT(CEILING([.M90];1);&quot;0&quot;);&quot;,&quot;)" office:value-type="string" office:string-value="291," calcext:value-type="string">
            <text:p>29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.69021407820319" calcext:value-type="float">
            <text:p>1.69021407820319</text:p>
          </table:table-cell>
          <table:table-cell office:value-type="float" office:value="1.01505869329656" calcext:value-type="float">
            <text:p>1.01505869329656</text:p>
          </table:table-cell>
          <table:table-cell office:value-type="float" office:value="1.00750121255339" calcext:value-type="float">
            <text:p>1.007501212553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1]*POWER(0.5;[.J91])" office:value-type="float" office:value="1.01505869329656" calcext:value-type="float">
            <text:p>1.01505869329656</text:p>
          </table:table-cell>
          <table:table-cell table:formula="of:=IF([.K91]=MAX([.K$2:.K$33];[.K$37:.K$68];[.K$72:.K$103]);&quot;INC&quot;;&quot;&quot;)">
            <text:p/>
          </table:table-cell>
          <table:table-cell table:formula="of:=MAX(255*8*POWER([.$H$72];[.A91])*POWER(0.5;[.J91]);1)" office:value-type="float" office:value="260.50698808285" calcext:value-type="float">
            <text:p>260.50698808285</text:p>
          </table:table-cell>
          <table:table-cell table:formula="of:=COM.MICROSOFT.CONCAT(TEXT(CEILING([.M91];1);&quot;0&quot;);&quot;,&quot;)" office:value-type="string" office:string-value="261," calcext:value-type="string">
            <text:p>26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.67827116344093" calcext:value-type="float">
            <text:p>1.67827116344093</text:p>
          </table:table-cell>
          <table:table-cell office:value-type="float" office:value="0.950595903582374" calcext:value-type="float">
            <text:p>0.950595903582374</text:p>
          </table:table-cell>
          <table:table-cell office:value-type="float" office:value="0.974985078646014" calcext:value-type="float">
            <text:p>0.974985078646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2]*POWER(0.5;[.J92])" office:value-type="float" office:value="0.950595903582374" calcext:value-type="float">
            <text:p>0.950595903582374</text:p>
          </table:table-cell>
          <table:table-cell table:formula="of:=IF([.K92]=MAX([.K$2:.K$33];[.K$37:.K$68];[.K$72:.K$103]);&quot;INC&quot;;&quot;&quot;)">
            <text:p/>
          </table:table-cell>
          <table:table-cell table:formula="of:=MAX(255*8*POWER([.$H$72];[.A92])*POWER(0.5;[.J92]);1)" office:value-type="float" office:value="233.763501884733" calcext:value-type="float">
            <text:p>233.763501884733</text:p>
          </table:table-cell>
          <table:table-cell table:formula="of:=COM.MICROSOFT.CONCAT(TEXT(CEILING([.M92];1);&quot;0&quot;);&quot;,&quot;)" office:value-type="string" office:string-value="234," calcext:value-type="string">
            <text:p>23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.66851003802598" calcext:value-type="float">
            <text:p>1.66851003802598</text:p>
          </table:table-cell>
          <table:table-cell office:value-type="float" office:value="0.893571526043102" calcext:value-type="float">
            <text:p>0.893571526043102</text:p>
          </table:table-cell>
          <table:table-cell office:value-type="float" office:value="0.945289122989947" calcext:value-type="float">
            <text:p>0.9452891229899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3]*POWER(0.5;[.J93])" office:value-type="float" office:value="0.893571526043102" calcext:value-type="float">
            <text:p>0.893571526043102</text:p>
          </table:table-cell>
          <table:table-cell table:formula="of:=IF([.K93]=MAX([.K$2:.K$33];[.K$37:.K$68];[.K$72:.K$103]);&quot;INC&quot;;&quot;&quot;)">
            <text:p/>
          </table:table-cell>
          <table:table-cell table:formula="of:=MAX(255*8*POWER([.$H$72];[.A93])*POWER(0.5;[.J93]);1)" office:value-type="float" office:value="209.765485431181" calcext:value-type="float">
            <text:p>209.765485431181</text:p>
          </table:table-cell>
          <table:table-cell table:formula="of:=COM.MICROSOFT.CONCAT(TEXT(CEILING([.M93];1);&quot;0&quot;);&quot;,&quot;)" office:value-type="string" office:string-value="210," calcext:value-type="string">
            <text:p>210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.65792442973108" calcext:value-type="float">
            <text:p>1.65792442973108</text:p>
          </table:table-cell>
          <table:table-cell office:value-type="float" office:value="0.841836849604898" calcext:value-type="float">
            <text:p>0.841836849604898</text:p>
          </table:table-cell>
          <table:table-cell office:value-type="float" office:value="0.917516675382469" calcext:value-type="float">
            <text:p>0.9175166753824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4]*POWER(0.5;[.J94])" office:value-type="float" office:value="0.841836849604898" calcext:value-type="float">
            <text:p>0.841836849604898</text:p>
          </table:table-cell>
          <table:table-cell table:formula="of:=IF([.K94]=MAX([.K$2:.K$33];[.K$37:.K$68];[.K$72:.K$103]);&quot;INC&quot;;&quot;&quot;)">
            <text:p/>
          </table:table-cell>
          <table:table-cell table:formula="of:=MAX(255*8*POWER([.$H$72];[.A94])*POWER(0.5;[.J94]);1)" office:value-type="float" office:value="188.231090497077" calcext:value-type="float">
            <text:p>188.231090497077</text:p>
          </table:table-cell>
          <table:table-cell table:formula="of:=COM.MICROSOFT.CONCAT(TEXT(CEILING([.M94];1);&quot;0&quot;);&quot;,&quot;)" office:value-type="string" office:string-value="189," calcext:value-type="string">
            <text:p>18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.64927259448196" calcext:value-type="float">
            <text:p>1.64927259448196</text:p>
          </table:table-cell>
          <table:table-cell office:value-type="float" office:value="0.792090537556817" calcext:value-type="float">
            <text:p>0.792090537556817</text:p>
          </table:table-cell>
          <table:table-cell office:value-type="float" office:value="0.889994684004807" calcext:value-type="float">
            <text:p>0.8899946840048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5]*POWER(0.5;[.J95])" office:value-type="float" office:value="0.792090537556817" calcext:value-type="float">
            <text:p>0.792090537556817</text:p>
          </table:table-cell>
          <table:table-cell table:formula="of:=IF([.K95]=MAX([.K$2:.K$33];[.K$37:.K$68];[.K$72:.K$103]);&quot;INC&quot;;&quot;&quot;)">
            <text:p/>
          </table:table-cell>
          <table:table-cell table:formula="of:=MAX(255*8*POWER([.$H$72];[.A95])*POWER(0.5;[.J95]);1)" office:value-type="float" office:value="168.907403221694" calcext:value-type="float">
            <text:p>168.907403221694</text:p>
          </table:table-cell>
          <table:table-cell table:formula="of:=COM.MICROSOFT.CONCAT(TEXT(CEILING([.M95];1);&quot;0&quot;);&quot;,&quot;)" office:value-type="string" office:string-value="169," calcext:value-type="string">
            <text:p>16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.64077918332287" calcext:value-type="float">
            <text:p>1.64077918332287</text:p>
          </table:table-cell>
          <table:table-cell office:value-type="float" office:value="0.74756288452653" calcext:value-type="float">
            <text:p>0.74756288452653</text:p>
          </table:table-cell>
          <table:table-cell office:value-type="float" office:value="0.864617189585385" calcext:value-type="float">
            <text:p>0.8646171895853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6]*POWER(0.5;[.J96])" office:value-type="float" office:value="0.74756288452653" calcext:value-type="float">
            <text:p>0.74756288452653</text:p>
          </table:table-cell>
          <table:table-cell table:formula="of:=IF([.K96]=MAX([.K$2:.K$33];[.K$37:.K$68];[.K$72:.K$103]);&quot;INC&quot;;&quot;&quot;)">
            <text:p/>
          </table:table-cell>
          <table:table-cell table:formula="of:=MAX(255*8*POWER([.$H$72];[.A96])*POWER(0.5;[.J96]);1)" office:value-type="float" office:value="151.567473724746" calcext:value-type="float">
            <text:p>151.567473724746</text:p>
          </table:table-cell>
          <table:table-cell table:formula="of:=COM.MICROSOFT.CONCAT(TEXT(CEILING([.M96];1);&quot;0&quot;);&quot;,&quot;)" office:value-type="string" office:string-value="152," calcext:value-type="string">
            <text:p>152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.63218021422028" calcext:value-type="float">
            <text:p>1.63218021422028</text:p>
          </table:table-cell>
          <table:table-cell office:value-type="float" office:value="0.704561007977196" calcext:value-type="float">
            <text:p>0.704561007977196</text:p>
          </table:table-cell>
          <table:table-cell office:value-type="float" office:value="0.839381324534443" calcext:value-type="float">
            <text:p>0.8393813245344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7]*POWER(0.5;[.J97])" office:value-type="float" office:value="0.704561007977196" calcext:value-type="float">
            <text:p>0.704561007977196</text:p>
          </table:table-cell>
          <table:table-cell table:formula="of:=IF([.K97]=MAX([.K$2:.K$33];[.K$37:.K$68];[.K$72:.K$103]);&quot;INC&quot;;&quot;&quot;)">
            <text:p/>
          </table:table-cell>
          <table:table-cell table:formula="of:=MAX(255*8*POWER([.$H$72];[.A97])*POWER(0.5;[.J97]);1)" office:value-type="float" office:value="136.007650660222" calcext:value-type="float">
            <text:p>136.007650660222</text:p>
          </table:table-cell>
          <table:table-cell table:formula="of:=COM.MICROSOFT.CONCAT(TEXT(CEILING([.M97];1);&quot;0&quot;);&quot;,&quot;)" office:value-type="string" office:string-value="137," calcext:value-type="string">
            <text:p>137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62344732250402" calcext:value-type="float">
            <text:p>1.62344732250402</text:p>
          </table:table-cell>
          <table:table-cell office:value-type="float" office:value="0.665399335594415" calcext:value-type="float">
            <text:p>0.665399335594415</text:p>
          </table:table-cell>
          <table:table-cell office:value-type="float" office:value="0.815720133130484" calcext:value-type="float">
            <text:p>0.8157201331304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8]*POWER(0.5;[.J98])" office:value-type="float" office:value="0.665399335594415" calcext:value-type="float">
            <text:p>0.665399335594415</text:p>
          </table:table-cell>
          <table:table-cell table:formula="of:=IF([.K98]=MAX([.K$2:.K$33];[.K$37:.K$68];[.K$72:.K$103]);&quot;INC&quot;;&quot;&quot;)">
            <text:p/>
          </table:table-cell>
          <table:table-cell table:formula="of:=MAX(255*8*POWER([.$H$72];[.A98])*POWER(0.5;[.J98]);1)" office:value-type="float" office:value="122.045189403279" calcext:value-type="float">
            <text:p>122.045189403279</text:p>
          </table:table-cell>
          <table:table-cell table:formula="of:=COM.MICROSOFT.CONCAT(TEXT(CEILING([.M98];1);&quot;0&quot;);&quot;,&quot;)" office:value-type="string" office:string-value="123," calcext:value-type="string">
            <text:p>123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61544172884246" calcext:value-type="float">
            <text:p>1.61544172884246</text:p>
          </table:table-cell>
          <table:table-cell office:value-type="float" office:value="0.631274499723472" calcext:value-type="float">
            <text:p>0.631274499723472</text:p>
          </table:table-cell>
          <table:table-cell office:value-type="float" office:value="0.794527847040915" calcext:value-type="float">
            <text:p>0.7945278470409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9]*POWER(0.5;[.J99])" office:value-type="float" office:value="0.631274499723472" calcext:value-type="float">
            <text:p>0.631274499723472</text:p>
          </table:table-cell>
          <table:table-cell table:formula="of:=IF([.K99]=MAX([.K$2:.K$33];[.K$37:.K$68];[.K$72:.K$103]);&quot;INC&quot;;&quot;&quot;)">
            <text:p/>
          </table:table-cell>
          <table:table-cell table:formula="of:=MAX(255*8*POWER([.$H$72];[.A99])*POWER(0.5;[.J99]);1)" office:value-type="float" office:value="109.516105779176" calcext:value-type="float">
            <text:p>109.516105779176</text:p>
          </table:table-cell>
          <table:table-cell table:formula="of:=COM.MICROSOFT.CONCAT(TEXT(CEILING([.M99];1);&quot;0&quot;);&quot;,&quot;)" office:value-type="string" office:string-value="110," calcext:value-type="string">
            <text:p>110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.60801573878199" calcext:value-type="float">
            <text:p>1.60801573878199</text:p>
          </table:table-cell>
          <table:table-cell office:value-type="float" office:value="0.597331898015673" calcext:value-type="float">
            <text:p>0.597331898015673</text:p>
          </table:table-cell>
          <table:table-cell office:value-type="float" office:value="0.77287249790355" calcext:value-type="float">
            <text:p>0.772872497903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0]*POWER(0.5;[.J100])" office:value-type="float" office:value="0.597331898015673" calcext:value-type="float">
            <text:p>0.597331898015673</text:p>
          </table:table-cell>
          <table:table-cell table:formula="of:=IF([.K100]=MAX([.K$2:.K$33];[.K$37:.K$68];[.K$72:.K$103]);&quot;INC&quot;;&quot;&quot;)">
            <text:p/>
          </table:table-cell>
          <table:table-cell table:formula="of:=MAX(255*8*POWER([.$H$72];[.A100])*POWER(0.5;[.J100]);1)" office:value-type="float" office:value="98.273250127084" calcext:value-type="float">
            <text:p>98.273250127084</text:p>
          </table:table-cell>
          <table:table-cell table:formula="of:=COM.MICROSOFT.CONCAT(TEXT(CEILING([.M100];1);&quot;0&quot;);&quot;,&quot;)" office:value-type="string" office:string-value="99," calcext:value-type="string">
            <text:p>9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6014778615168" calcext:value-type="float">
            <text:p>1.6014778615168</text:p>
          </table:table-cell>
          <table:table-cell office:value-type="float" office:value="0.568852846586831" calcext:value-type="float">
            <text:p>0.568852846586831</text:p>
          </table:table-cell>
          <table:table-cell office:value-type="float" office:value="0.754223339990769" calcext:value-type="float">
            <text:p>0.7542233399907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1]*POWER(0.5;[.J101])" office:value-type="float" office:value="0.568852846586831" calcext:value-type="float">
            <text:p>0.568852846586831</text:p>
          </table:table-cell>
          <table:table-cell table:formula="of:=IF([.K101]=MAX([.K$2:.K$33];[.K$37:.K$68];[.K$72:.K$103]);&quot;INC&quot;;&quot;&quot;)">
            <text:p/>
          </table:table-cell>
          <table:table-cell table:formula="of:=MAX(255*8*POWER([.$H$72];[.A101])*POWER(0.5;[.J101]);1)" office:value-type="float" office:value="88.1845790792968" calcext:value-type="float">
            <text:p>88.1845790792968</text:p>
          </table:table-cell>
          <table:table-cell table:formula="of:=COM.MICROSOFT.CONCAT(TEXT(CEILING([.M101];1);&quot;0&quot;);&quot;,&quot;)" office:value-type="string" office:string-value="89," calcext:value-type="string">
            <text:p>8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.59351920662412" calcext:value-type="float">
            <text:p>1.59351920662412</text:p>
          </table:table-cell>
          <table:table-cell office:value-type="float" office:value="0.539371538069597" calcext:value-type="float">
            <text:p>0.539371538069597</text:p>
          </table:table-cell>
          <table:table-cell office:value-type="float" office:value="0.734419184165009" calcext:value-type="float">
            <text:p>0.734419184165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2]*POWER(0.5;[.J102])" office:value-type="float" office:value="0.539371538069597" calcext:value-type="float">
            <text:p>0.539371538069597</text:p>
          </table:table-cell>
          <table:table-cell table:formula="of:=IF([.K102]=MAX([.K$2:.K$33];[.K$37:.K$68];[.K$72:.K$103]);&quot;INC&quot;;&quot;&quot;)">
            <text:p/>
          </table:table-cell>
          <table:table-cell table:formula="of:=MAX(255*8*POWER([.$H$72];[.A102])*POWER(0.5;[.J102]);1)" office:value-type="float" office:value="79.1316047585319" calcext:value-type="float">
            <text:p>79.1316047585319</text:p>
          </table:table-cell>
          <table:table-cell table:formula="of:=COM.MICROSOFT.CONCAT(TEXT(CEILING([.M102];1);&quot;0&quot;);&quot;,&quot;)" office:value-type="string" office:string-value="80," calcext:value-type="string">
            <text:p>80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58744923359095" calcext:value-type="float">
            <text:p>1.58744923359095</text:p>
          </table:table-cell>
          <table:table-cell office:value-type="float" office:value="0.513182721162335" calcext:value-type="float">
            <text:p>0.513182721162335</text:p>
          </table:table-cell>
          <table:table-cell office:value-type="float" office:value="0.716367727610851" calcext:value-type="float">
            <text:p>0.7163677276108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3]*POWER(0.5;[.J103])" office:value-type="float" office:value="0.513182721162335" calcext:value-type="float">
            <text:p>0.513182721162335</text:p>
          </table:table-cell>
          <table:table-cell table:formula="of:=IF([.K103]=MAX([.K$2:.K$33];[.K$37:.K$68];[.K$72:.K$103]);&quot;INC&quot;;&quot;&quot;)">
            <text:p/>
          </table:table-cell>
          <table:table-cell table:formula="of:=MAX(255*8*POWER([.$H$72];[.A103])*POWER(0.5;[.J103]);1)" office:value-type="float" office:value="71.0080031796693" calcext:value-type="float">
            <text:p>71.0080031796693</text:p>
          </table:table-cell>
          <table:table-cell table:formula="of:=COM.MICROSOFT.CONCAT(TEXT(CEILING([.M103];1);&quot;0&quot;);&quot;,&quot;)" office:value-type="string" office:string-value="72," calcext:value-type="string">
            <text:p>72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};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7:37:43.7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10:24:25.919000000</meta:creation-date>
    <dc:date>2024-05-02T08:00:45.302000000</dc:date>
    <meta:editing-duration>P2DT1H43M2S</meta:editing-duration>
    <meta:editing-cycles>35</meta:editing-cycles>
    <meta:generator>LibreOffice/7.6.6.3$Windows_X86_64 LibreOffice_project/d97b2716a9a4a2ce1391dee1765565ea469b0ae7</meta:generator>
    <meta:document-statistic meta:table-count="1" meta:cell-count="1702" meta:object-count="0"/>
  </office:meta>
</office:document-meta>
</file>